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1216984.74344" calcext:value-type="float">
            <text:p><text:s/>41,216,985 <text:s/></text:p>
          </table:table-cell>
          <table:table-cell table:style-name="ce50" office:value-type="float" office:value="4871863" calcext:value-type="float">
            <text:p><text:s/>4,871,863 <text:s/></text:p>
          </table:table-cell>
          <table:table-cell table:style-name="ce50" office:value-type="float" office:value="51966242.612" calcext:value-type="float">
            <text:p><text:s/>51,966,243 <text:s/></text:p>
          </table:table-cell>
          <table:table-cell table:style-name="ce50" office:value-type="float" office:value="120602" calcext:value-type="float">
            <text:p><text:s/>120,602 <text:s/></text:p>
          </table:table-cell>
          <table:table-cell table:style-name="ce50" office:value-type="float" office:value="5472402" calcext:value-type="float">
            <text:p><text:s/>5,472,40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8357" calcext:value-type="float">
            <text:p><text:s/>338,3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6028.5222222222" calcext:value-type="float">
            <text:p><text:s/>16,02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7" calcext:value-type="float">
            <text:p><text:s/>7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891" calcext:value-type="float">
            <text:p><text:s/>19,8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29062.0494101243" calcext:value-type="float">
            <text:p><text:s/>-29,062 <text:s/></text:p>
          </table:table-cell>
          <table:table-cell table:style-name="ce50" office:value-type="float" office:value="62341" calcext:value-type="float">
            <text:p><text:s/>62,341 <text:s/></text:p>
          </table:table-cell>
          <table:table-cell table:style-name="ce50" office:value-type="float" office:value="436177.644136106" calcext:value-type="float">
            <text:p><text:s/>436,178 <text:s/></text:p>
          </table:table-cell>
          <table:table-cell table:style-name="ce50" office:value-type="float" office:value="-29879" calcext:value-type="float">
            <text:p><text:s/>-29,879 <text:s/></text:p>
          </table:table-cell>
          <table:table-cell table:style-name="ce50" office:value-type="float" office:value="-350375.644136106" calcext:value-type="float">
            <text:p><text:s/>-350,37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61490" calcext:value-type="float">
            <text:p><text:s/>-161,4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1230018.2706279" calcext:value-type="float">
            <text:p><text:s/>41,230,018 <text:s/></text:p>
          </table:table-cell>
          <table:table-cell table:style-name="ce51" office:value-type="float" office:value="4809522" calcext:value-type="float">
            <text:p><text:s/>4,809,522 <text:s/></text:p>
          </table:table-cell>
          <table:table-cell table:style-name="ce51" office:value-type="float" office:value="51530064.9678639" calcext:value-type="float">
            <text:p><text:s/>51,530,065 <text:s/></text:p>
          </table:table-cell>
          <table:table-cell table:style-name="ce51" office:value-type="float" office:value="149774" calcext:value-type="float">
            <text:p><text:s/>149,774 <text:s/></text:p>
          </table:table-cell>
          <table:table-cell table:style-name="ce51" office:value-type="float" office:value="5822777.64413611" calcext:value-type="float">
            <text:p><text:s/>5,822,77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479956" calcext:value-type="float">
            <text:p><text:s/>479,95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30405.988509117" calcext:value-type="float">
            <text:p><text:s/>130,40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235278.905022451" calcext:value-type="float">
            <text:p><text:s/>-235,279 <text:s/></text:p>
          </table:table-cell>
          <table:table-cell table:style-name="ce51" office:value-type="float" office:value="-4938" calcext:value-type="float">
            <text:p><text:s/>-4,938 <text:s/></text:p>
          </table:table-cell>
          <table:table-cell table:style-name="ce51" office:value-type="float" office:value="393599.550022453" calcext:value-type="float">
            <text:p><text:s/>393,60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1341" calcext:value-type="float">
            <text:p><text:s/>-11,34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241294.3897918" calcext:value-type="float">
            <text:p><text:s/>39,241,294 <text:s/></text:p>
          </table:table-cell>
          <table:table-cell table:style-name="ce50" office:value-type="float" office:value="4809522" calcext:value-type="float">
            <text:p><text:s/>4,809,522 <text:s/></text:p>
          </table:table-cell>
          <table:table-cell table:style-name="ce50" office:value-type="float" office:value="44443508.2575996" calcext:value-type="float">
            <text:p><text:s/>44,443,5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29178.09411365" calcext:value-type="float">
            <text:p><text:s/>5,429,1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43733" calcext:value-type="float">
            <text:p><text:s/>3,843,7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389347.06555556" calcext:value-type="float">
            <text:p><text:s/>4,389,347 <text:s/></text:p>
          </table:table-cell>
          <table:table-cell table:style-name="ce50" office:value-type="float" office:value="4809522" calcext:value-type="float">
            <text:p><text:s/>4,809,522 <text:s/></text:p>
          </table:table-cell>
          <table:table-cell table:style-name="ce50" office:value-type="float" office:value="847639" calcext:value-type="float">
            <text:p><text:s/>847,6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058969.01333333" calcext:value-type="float">
            <text:p><text:s/>4,058,9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9164" calcext:value-type="float">
            <text:p><text:s/>1,409,1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43733" calcext:value-type="float">
            <text:p><text:s/>3,843,7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2142499.4138566" calcext:value-type="float">
            <text:p><text:s/>22,142,4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528793.9058863" calcext:value-type="float">
            <text:p><text:s/>30,528,7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56810.09411365" calcext:value-type="float">
            <text:p><text:s/>5,156,8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594003.84" calcext:value-type="float">
            <text:p><text:s/>594,0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9282" calcext:value-type="float">
            <text:p><text:s/>879,2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056475.05704632" calcext:value-type="float">
            <text:p><text:s/>8,056,47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778629.3517133" calcext:value-type="float">
            <text:p><text:s/>10,778,62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72368" calcext:value-type="float">
            <text:p><text:s/>272,36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813030.72933333" calcext:value-type="float">
            <text:p><text:s/>5,813,0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97434" calcext:value-type="float">
            <text:p><text:s/>4,297,4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813030.72933333" calcext:value-type="float">
            <text:p><text:s/>5,813,0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297434" calcext:value-type="float">
            <text:p><text:s/>4,297,4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34914.857333333" calcext:value-type="float">
            <text:p><text:s/>934,91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50605.724333333" calcext:value-type="float">
            <text:p><text:s/>450,60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84309.133" calcext:value-type="float">
            <text:p><text:s/>484,30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0304.9152222222" calcext:value-type="float">
            <text:p><text:s/>60,30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74501" calcext:value-type="float">
            <text:p><text:s/>74,50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676128.84910479" calcext:value-type="float">
            <text:p><text:s/>6,676,12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321835.6152867" calcext:value-type="float">
            <text:p><text:s/>7,321,836 <text:s/></text:p>
          </table:table-cell>
          <table:table-cell table:style-name="ce52" office:value-type="float" office:value="154712" calcext:value-type="float">
            <text:p><text:s/>154,71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70497" calcext:value-type="float">
            <text:p><text:s/>870,49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429277.38243813" calcext:value-type="float">
            <text:p><text:s/>6,429,27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321835.6152867" calcext:value-type="float">
            <text:p><text:s/>7,321,836 <text:s/></text:p>
          </table:table-cell>
          <table:table-cell table:style-name="ce52" office:value-type="float" office:value="95740" calcext:value-type="float">
            <text:p><text:s/>95,74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12931" calcext:value-type="float">
            <text:p><text:s/>612,93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429277.38243813" calcext:value-type="float">
            <text:p><text:s/>6,429,2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21835.6152867" calcext:value-type="float">
            <text:p><text:s/>7,321,836 <text:s/></text:p>
          </table:table-cell>
          <table:table-cell table:style-name="ce50" office:value-type="float" office:value="95740" calcext:value-type="float">
            <text:p><text:s/>95,7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2931" calcext:value-type="float">
            <text:p><text:s/>612,9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60.6621866666667" calcext:value-type="float">
            <text:p><text:s/>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9.796" calcext:value-type="float">
            <text:p><text:s/>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8723.175726048" calcext:value-type="float">
            <text:p><text:s/>48,7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123.1219629" calcext:value-type="float">
            <text:p><text:s/>72,1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46220.607835823" calcext:value-type="float">
            <text:p><text:s/>346,2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2497.61028329" calcext:value-type="float">
            <text:p><text:s/>512,49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422439.94185575" calcext:value-type="float">
            <text:p><text:s/>2,422,4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85848.59814173" calcext:value-type="float">
            <text:p><text:s/>3,585,8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667638.25733236" calcext:value-type="float">
            <text:p><text:s/>1,667,6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68543.47302488" calcext:value-type="float">
            <text:p><text:s/>2,468,5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445.33333333333" calcext:value-type="float">
            <text:p>( 3,44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100" calcext:value-type="float">
            <text:p>( 5,10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664192.92399903" calcext:value-type="float">
            <text:p>( 1,664,19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463443.47302488" calcext:value-type="float">
            <text:p>( 2,463,44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63130.473822018" calcext:value-type="float">
            <text:p><text:s/>563,1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33581.29348654" calcext:value-type="float">
            <text:p><text:s/>833,5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90495.744034698" calcext:value-type="float">
            <text:p><text:s/>190,4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1983.83163031" calcext:value-type="float">
            <text:p><text:s/>281,9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75.46666666667" calcext:value-type="float">
            <text:p><text:s/>1,175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740" calcext:value-type="float">
            <text:p><text:s/>1,74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7611.39797333333" calcext:value-type="float">
            <text:p><text:s/>7,6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66.872" calcext:value-type="float">
            <text:p><text:s/>11,2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60.77952" calcext:value-type="float">
            <text:p><text:s/>16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37.996" calcext:value-type="float">
            <text:p><text:s/>238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57335.66464" calcext:value-type="float">
            <text:p><text:s/>1,957,3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97371.872" calcext:value-type="float">
            <text:p><text:s/>2,897,3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819160.36053333" calcext:value-type="float">
            <text:p><text:s/>1,819,1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2836.06" calcext:value-type="float">
            <text:p><text:s/>2,692,8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38175.304106667" calcext:value-type="float">
            <text:p><text:s/>138,1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4535.812" calcext:value-type="float">
            <text:p><text:s/>204,5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94660.17716" calcext:value-type="float">
            <text:p><text:s/>1,494,6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303.568" calcext:value-type="float">
            <text:p><text:s/>17,304 <text:s/></text:p>
          </table:table-cell>
          <table:table-cell table:style-name="ce50" office:value-type="float" office:value="95740" calcext:value-type="float">
            <text:p><text:s/>95,7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2931" calcext:value-type="float">
            <text:p><text:s/>612,9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92164.1426" calcext:value-type="float">
            <text:p><text:s/>1,492,1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608.78" calcext:value-type="float">
            <text:p><text:s/>13,609 <text:s/></text:p>
          </table:table-cell>
          <table:table-cell table:style-name="ce50" office:value-type="float" office:value="95740" calcext:value-type="float">
            <text:p><text:s/>95,7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2931" calcext:value-type="float">
            <text:p><text:s/>612,9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496.03456" calcext:value-type="float">
            <text:p><text:s/>2,4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94.788" calcext:value-type="float">
            <text:p><text:s/>3,6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2064.975540509" calcext:value-type="float">
            <text:p><text:s/>152,0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5096.18089878" calcext:value-type="float">
            <text:p><text:s/>225,0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46851.466666667" calcext:value-type="float">
            <text:p><text:s/>246,8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972" calcext:value-type="float">
            <text:p><text:s/>58,97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566" calcext:value-type="float">
            <text:p><text:s/>257,56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46851.466666667" calcext:value-type="float">
            <text:p><text:s/>246,8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972" calcext:value-type="float">
            <text:p><text:s/>58,97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566" calcext:value-type="float">
            <text:p><text:s/>257,56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4117862.056312" calcext:value-type="float">
            <text:p><text:s/>124,117,86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9539968.473463" calcext:value-type="float">
            <text:p><text:s/>109,539,9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577893.5828491" calcext:value-type="float">
            <text:p><text:s/>14,577,89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0984811.481" calcext:value-type="float">
            <text:p><text:s/>90,984,81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9439162.898151" calcext:value-type="float">
            <text:p><text:s/>79,439,16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545648.5828491" calcext:value-type="float">
            <text:p><text:s/>11,545,64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1832027.521824" calcext:value-type="float">
            <text:p><text:s/>1,832,02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32027.521824" calcext:value-type="float">
            <text:p><text:s/>1,832,02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1301023.053488" calcext:value-type="float">
            <text:p><text:s/>31,301,02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268778.053488" calcext:value-type="float">
            <text:p><text:s/>28,268,77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032245" calcext:value-type="float">
            <text:p><text:s/>3,032,24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5630093.170173" calcext:value-type="float">
            <text:p><text:s/>15,630,09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755750.170173" calcext:value-type="float">
            <text:p><text:s/>14,755,75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74343" calcext:value-type="float">
            <text:p><text:s/>874,34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5630093.170173" calcext:value-type="float">
            <text:p><text:s/>15,630,09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4755750.170173" calcext:value-type="float">
            <text:p><text:s/>14,755,75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74343" calcext:value-type="float">
            <text:p><text:s/>874,34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62661.5000220491" calcext:value-type="float">
            <text:p><text:s/>62,662 <text:s/></text:p>
          </table:table-cell>
          <table:table-cell table:style-name="ce49" office:value-type="float" office:value="23565" calcext:value-type="float">
            <text:p><text:s/>23,565 <text:s/></text:p>
          </table:table-cell>
          <table:table-cell table:style-name="ce49" office:value-type="float" office:value="39096.5000220491" calcext:value-type="float">
            <text:p><text:s/>39,097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222728.3321088" calcext:value-type="float">
            <text:p><text:s/>71,222,728 <text:s/></text:p>
          </table:table-cell>
          <table:table-cell table:style-name="ce50" office:value-type="float" office:value="57999139" calcext:value-type="float">
            <text:p><text:s/>57,999,13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4402.368" calcext:value-type="float">
            <text:p><text:s/>194,4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18649.934" calcext:value-type="float">
            <text:p><text:s/>1,918,6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442664.1241706" calcext:value-type="float">
            <text:p><text:s/>16,442,6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2987.332" calcext:value-type="float">
            <text:p><text:s/>562,98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82492.4" calcext:value-type="float">
            <text:p><text:s/>2,682,4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64896.46933333" calcext:value-type="float">
            <text:p><text:s/>2,364,8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7907.94453111" calcext:value-type="float">
            <text:p><text:s/>1,387,908 <text:s/></text:p>
          </table:table-cell>
          <table:table-cell table:style-name="ce50" office:value-type="float" office:value="325721" calcext:value-type="float">
            <text:p><text:s/>325,7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358.5" calcext:value-type="float">
            <text:p><text:s/>51,35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8407428.8940958" calcext:value-type="float">
            <text:p><text:s/>48,407,429 <text:s/></text:p>
          </table:table-cell>
          <table:table-cell table:style-name="ce51" office:value-type="float" office:value="57696983" calcext:value-type="float">
            <text:p><text:s/>57,696,983 <text:s/></text:p>
          </table:table-cell>
          <table:table-cell table:style-name="ce51" office:value-type="float" office:value="39096.5000220491" calcext:value-type="float">
            <text:p><text:s/>39,097 <text:s/></text:p>
          </table:table-cell>
          <table:table-cell table:style-name="ce51" office:value-type="float" office:value="194402.368" calcext:value-type="float">
            <text:p><text:s/>194,40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304304.102" calcext:value-type="float">
            <text:p><text:s/>1,304,3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05883.92385111" calcext:value-type="float">
            <text:p><text:s/>6,505,8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927.116" calcext:value-type="float">
            <text:p><text:s/>37,92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358690.54812611" calcext:value-type="float">
            <text:p><text:s/>-358,691 <text:s/></text:p>
          </table:table-cell>
          <table:table-cell table:style-name="ce51" office:value-type="float" office:value="-351636" calcext:value-type="float">
            <text:p><text:s/>-351,63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755.3509999999" calcext:value-type="float">
            <text:p><text:s/>10,7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38620" calcext:value-type="float">
            <text:p><text:s/>238,620 <text:s/></text:p>
          </table:table-cell>
          <table:table-cell table:style-name="ce50" office:value-type="float" office:value="4638990" calcext:value-type="float">
            <text:p><text:s/>4,638,990 <text:s/></text:p>
          </table:table-cell>
          <table:table-cell table:style-name="ce50" office:value-type="float" office:value="436920" calcext:value-type="float">
            <text:p><text:s/>436,920 <text:s/></text:p>
          </table:table-cell>
          <table:table-cell table:style-name="ce50" office:value-type="float" office:value="63243717.508288" calcext:value-type="float">
            <text:p><text:s/>63,243,718 <text:s/></text:p>
          </table:table-cell>
          <table:table-cell table:style-name="ce50" office:value-type="float" office:value="58048619" calcext:value-type="float">
            <text:p><text:s/>58,048,619 <text:s/></text:p>
          </table:table-cell>
          <table:table-cell table:style-name="ce50" office:value-type="float" office:value="39096.5000220491" calcext:value-type="float">
            <text:p><text:s/>39,097 <text:s/></text:p>
          </table:table-cell>
          <table:table-cell table:style-name="ce50" office:value-type="float" office:value="194402.368" calcext:value-type="float">
            <text:p><text:s/>194,402 <text:s/></text:p>
          </table:table-cell>
          <table:table-cell table:style-name="ce50" office:value-type="float" office:value="19918.35837968" calcext:value-type="float">
            <text:p><text:s/>19,9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282117.8680221" calcext:value-type="float">
            <text:p><text:s/>58,282,118 <text:s/></text:p>
          </table:table-cell>
          <table:table-cell table:style-name="ce50" office:value-type="float" office:value="58048619" calcext:value-type="float">
            <text:p><text:s/>58,048,619 <text:s/></text:p>
          </table:table-cell>
          <table:table-cell table:style-name="ce50" office:value-type="float" office:value="39096.5000220491" calcext:value-type="float">
            <text:p><text:s/>39,097 <text:s/></text:p>
          </table:table-cell>
          <table:table-cell table:style-name="ce50" office:value-type="float" office:value="194402.368" calcext:value-type="float">
            <text:p><text:s/>194,40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53892.4" calcext:value-type="float">
            <text:p><text:s/>3,653,8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787.7333333333" calcext:value-type="float">
            <text:p><text:s/>17,7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38620" calcext:value-type="float">
            <text:p><text:s/>238,620 <text:s/></text:p>
          </table:table-cell>
          <table:table-cell table:style-name="ce51" office:value-type="float" office:value="4638990" calcext:value-type="float">
            <text:p><text:s/>4,638,990 <text:s/></text:p>
          </table:table-cell>
          <table:table-cell table:style-name="ce51" office:value-type="float" office:value="436920" calcext:value-type="float">
            <text:p><text:s/>436,920 <text:s/></text:p>
          </table:table-cell>
          <table:table-cell table:style-name="ce51" office:value-type="float" office:value="1289919.50693258" calcext:value-type="float">
            <text:p><text:s/>1,289,92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918.35837968" calcext:value-type="float">
            <text:p><text:s/>19,91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58600" calcext:value-type="float">
            <text:p><text:s/>2,058,600 <text:s/></text:p>
          </table:table-cell>
          <table:table-cell table:style-name="ce50" office:value-type="float" office:value="15141624" calcext:value-type="float">
            <text:p><text:s/>15,141,624 <text:s/></text:p>
          </table:table-cell>
          <table:table-cell table:style-name="ce50" office:value-type="float" office:value="975964" calcext:value-type="float">
            <text:p><text:s/>975,964 <text:s/></text:p>
          </table:table-cell>
          <table:table-cell table:style-name="ce50" office:value-type="float" office:value="65132761.1440466" calcext:value-type="float">
            <text:p><text:s/>65,132,7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27688.921" calcext:value-type="float">
            <text:p><text:s/>1,627,689 <text:s/></text:p>
          </table:table-cell>
          <table:table-cell table:style-name="ce50" office:value-type="float" office:value="2864473.524" calcext:value-type="float">
            <text:p><text:s/>2,864,47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58600" calcext:value-type="float">
            <text:p><text:s/>2,058,600 <text:s/></text:p>
          </table:table-cell>
          <table:table-cell table:style-name="ce50" office:value-type="float" office:value="15141624" calcext:value-type="float">
            <text:p><text:s/>15,141,624 <text:s/></text:p>
          </table:table-cell>
          <table:table-cell table:style-name="ce50" office:value-type="float" office:value="975964" calcext:value-type="float">
            <text:p><text:s/>975,964 <text:s/></text:p>
          </table:table-cell>
          <table:table-cell table:style-name="ce50" office:value-type="float" office:value="59929948.6188146" calcext:value-type="float">
            <text:p><text:s/>59,929,94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27688.921" calcext:value-type="float">
            <text:p><text:s/>1,627,689 <text:s/></text:p>
          </table:table-cell>
          <table:table-cell table:style-name="ce50" office:value-type="float" office:value="2576387.51298448" calcext:value-type="float">
            <text:p><text:s/>2,576,3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202812.525232" calcext:value-type="float">
            <text:p><text:s/>5,202,8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88086.011015524" calcext:value-type="float">
            <text:p><text:s/>288,0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43782" calcext:value-type="float">
            <text:p><text:s/>443,782 <text:s/></text:p>
          </table:table-cell>
          <table:table-cell table:style-name="ce50" office:value-type="float" office:value="7756578" calcext:value-type="float">
            <text:p><text:s/>7,756,578 <text:s/></text:p>
          </table:table-cell>
          <table:table-cell table:style-name="ce50" office:value-type="float" office:value="280090" calcext:value-type="float">
            <text:p><text:s/>280,090 <text:s/></text:p>
          </table:table-cell>
          <table:table-cell table:style-name="ce50" office:value-type="float" office:value="3363456.76267514" calcext:value-type="float">
            <text:p><text:s/>3,363,45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07403.37852812" calcext:value-type="float">
            <text:p><text:s/>1,607,403 <text:s/></text:p>
          </table:table-cell>
          <table:table-cell table:style-name="ce50" office:value-type="float" office:value="587373.984" calcext:value-type="float">
            <text:p><text:s/>587,37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4" calcext:value-type="float">
            <text:p><text:s/>5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89215" calcext:value-type="float">
            <text:p><text:s/>289,215 <text:s/></text:p>
          </table:table-cell>
          <table:table-cell table:style-name="ce50" office:value-type="float" office:value="2982317" calcext:value-type="float">
            <text:p><text:s/>2,982,317 <text:s/></text:p>
          </table:table-cell>
          <table:table-cell table:style-name="ce50" office:value-type="float" office:value="280090" calcext:value-type="float">
            <text:p><text:s/>280,090 <text:s/></text:p>
          </table:table-cell>
          <table:table-cell table:style-name="ce50" office:value-type="float" office:value="19135.7333333333" calcext:value-type="float">
            <text:p><text:s/>19,1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54567" calcext:value-type="float">
            <text:p><text:s/>154,567 <text:s/></text:p>
          </table:table-cell>
          <table:table-cell table:style-name="ce50" office:value-type="float" office:value="4774261" calcext:value-type="float">
            <text:p><text:s/>4,774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39207.78342514" calcext:value-type="float">
            <text:p><text:s/>3,339,2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07403.37852812" calcext:value-type="float">
            <text:p><text:s/>1,607,403 <text:s/></text:p>
          </table:table-cell>
          <table:table-cell table:style-name="ce50" office:value-type="float" office:value="584147.034" calcext:value-type="float">
            <text:p><text:s/>584,1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2" calcext:value-type="float">
            <text:p><text:s/>2,1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417.24591666667" calcext:value-type="float">
            <text:p><text:s/>2,41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226.95" calcext:value-type="float">
            <text:p><text:s/>3,22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98" calcext:value-type="float">
            <text:p><text:s/>298 <text:s/></text:p>
          </table:table-cell>
          <table:table-cell table:style-name="ce52" office:value-type="float" office:value="20942" calcext:value-type="float">
            <text:p><text:s/>20,942 <text:s/></text:p>
          </table:table-cell>
          <table:table-cell table:style-name="ce52" office:value-type="float" office:value="1987" calcext:value-type="float">
            <text:p><text:s/>1,98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75900" calcext:value-type="float">
            <text:p><text:s/>1,375,900 <text:s/></text:p>
          </table:table-cell>
          <table:table-cell table:style-name="ce52" office:value-type="float" office:value="2725114" calcext:value-type="float">
            <text:p><text:s/>2,725,114 <text:s/></text:p>
          </table:table-cell>
          <table:table-cell table:style-name="ce52" office:value-type="float" office:value="256967" calcext:value-type="float">
            <text:p><text:s/>256,967 <text:s/></text:p>
          </table:table-cell>
          <table:table-cell table:style-name="ce52" office:value-type="float" office:value="40785822.3914543" calcext:value-type="float">
            <text:p><text:s/>40,785,82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67.1840922" calcext:value-type="float">
            <text:p><text:s/>367 <text:s/></text:p>
          </table:table-cell>
          <table:table-cell table:style-name="ce52" office:value-type="float" office:value="3532721.175" calcext:value-type="float">
            <text:p><text:s/>3,532,72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75900" calcext:value-type="float">
            <text:p><text:s/>1,375,900 <text:s/></text:p>
          </table:table-cell>
          <table:table-cell table:style-name="ce52" office:value-type="float" office:value="2725114" calcext:value-type="float">
            <text:p><text:s/>2,725,114 <text:s/></text:p>
          </table:table-cell>
          <table:table-cell table:style-name="ce52" office:value-type="float" office:value="256967" calcext:value-type="float">
            <text:p><text:s/>256,967 <text:s/></text:p>
          </table:table-cell>
          <table:table-cell table:style-name="ce52" office:value-type="float" office:value="23179585.6023138" calcext:value-type="float">
            <text:p><text:s/>23,179,58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67.1840922" calcext:value-type="float">
            <text:p><text:s/>367 <text:s/></text:p>
          </table:table-cell>
          <table:table-cell table:style-name="ce52" office:value-type="float" office:value="3183914.241" calcext:value-type="float">
            <text:p><text:s/>3,183,9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375900" calcext:value-type="float">
            <text:p><text:s/>1,375,900 <text:s/></text:p>
          </table:table-cell>
          <table:table-cell table:style-name="ce50" office:value-type="float" office:value="2725114" calcext:value-type="float">
            <text:p><text:s/>2,725,114 <text:s/></text:p>
          </table:table-cell>
          <table:table-cell table:style-name="ce50" office:value-type="float" office:value="256967" calcext:value-type="float">
            <text:p><text:s/>256,967 <text:s/></text:p>
          </table:table-cell>
          <table:table-cell table:style-name="ce50" office:value-type="float" office:value="6177111.4351255" calcext:value-type="float">
            <text:p><text:s/>6,177,1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.1840922" calcext:value-type="float">
            <text:p><text:s/>367 <text:s/></text:p>
          </table:table-cell>
          <table:table-cell table:style-name="ce50" office:value-type="float" office:value="1072689.084" calcext:value-type="float">
            <text:p><text:s/>1,072,6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284.3159166667" calcext:value-type="float">
            <text:p><text:s/>41,2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44.95" calcext:value-type="float">
            <text:p><text:s/>5,0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3748.467911936" calcext:value-type="float">
            <text:p><text:s/>363,7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51.432" calcext:value-type="float">
            <text:p><text:s/>12,9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3361.210757295" calcext:value-type="float">
            <text:p><text:s/>923,3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16.092" calcext:value-type="float">
            <text:p><text:s/>2,7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389.0835166667" calcext:value-type="float">
            <text:p><text:s/>34,3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26.79" calcext:value-type="float">
            <text:p><text:s/>4,8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04.43202666667" calcext:value-type="float">
            <text:p><text:s/>6,6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5.424" calcext:value-type="float">
            <text:p><text:s/>3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1495.495184266" calcext:value-type="float">
            <text:p><text:s/>331,4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52.262" calcext:value-type="float">
            <text:p><text:s/>4,6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06.98771333333" calcext:value-type="float">
            <text:p><text:s/>8,7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715.492" calcext:value-type="float">
            <text:p><text:s/>8,7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20101.41100814" calcext:value-type="float">
            <text:p><text:s/>2,220,1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.1840922" calcext:value-type="float">
            <text:p><text:s/>367 <text:s/></text:p>
          </table:table-cell>
          <table:table-cell table:style-name="ce50" office:value-type="float" office:value="642548.466" calcext:value-type="float">
            <text:p><text:s/>642,5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1076.3184097" calcext:value-type="float">
            <text:p><text:s/>1,461,0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089.008" calcext:value-type="float">
            <text:p><text:s/>128,0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99532.76687984" calcext:value-type="float">
            <text:p>( 1,099,53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28089.008" calcext:value-type="float">
            <text:p>( 128,08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55818.751529856" calcext:value-type="float">
            <text:p>( 355,81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724.8" calcext:value-type="float">
            <text:p>( 5,725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4258.493058517" calcext:value-type="float">
            <text:p><text:s/>244,2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.1840922" calcext:value-type="float">
            <text:p><text:s/>36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583.2546699236" calcext:value-type="float">
            <text:p><text:s/>82,5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32183.34487" calcext:value-type="float">
            <text:p><text:s/>432,18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14459.458" calcext:value-type="float">
            <text:p><text:s/>514,4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320.638915556" calcext:value-type="float">
            <text:p><text:s/>231,3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486.624" calcext:value-type="float">
            <text:p><text:s/>6,4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938.0645466667" calcext:value-type="float">
            <text:p><text:s/>50,9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988.392" calcext:value-type="float">
            <text:p><text:s/>6,98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6763.6614033333" calcext:value-type="float">
            <text:p><text:s/>96,76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9346.338" calcext:value-type="float">
            <text:p><text:s/>9,3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1572.884735556" calcext:value-type="float">
            <text:p><text:s/>461,5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785.812" calcext:value-type="float">
            <text:p><text:s/>32,7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079.5474422222" calcext:value-type="float">
            <text:p><text:s/>87,0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7.148" calcext:value-type="float">
            <text:p><text:s/>1,2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4493.337293333" calcext:value-type="float">
            <text:p><text:s/>374,4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538.664" calcext:value-type="float">
            <text:p><text:s/>31,5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729.23349" calcext:value-type="float">
            <text:p>( 13,72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520.166" calcext:value-type="float">
            <text:p>( 16,520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2994.85149" calcext:value-type="float">
            <text:p>( 32,995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4521.366" calcext:value-type="float">
            <text:p>( 4,52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75900" calcext:value-type="float">
            <text:p><text:s/>1,375,900 <text:s/></text:p>
          </table:table-cell>
          <table:table-cell table:style-name="ce50" office:value-type="float" office:value="2725114" calcext:value-type="float">
            <text:p><text:s/>2,725,114 <text:s/></text:p>
          </table:table-cell>
          <table:table-cell table:style-name="ce50" office:value-type="float" office:value="256967" calcext:value-type="float">
            <text:p><text:s/>256,967 <text:s/></text:p>
          </table:table-cell>
          <table:table-cell table:style-name="ce50" office:value-type="float" office:value="781150.973773333" calcext:value-type="float">
            <text:p><text:s/>781,1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5577.896" calcext:value-type="float">
            <text:p><text:s/>75,5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75900" calcext:value-type="float">
            <text:p><text:s/>1,375,900 <text:s/></text:p>
          </table:table-cell>
          <table:table-cell table:style-name="ce50" office:value-type="float" office:value="2725114" calcext:value-type="float">
            <text:p><text:s/>2,725,114 <text:s/></text:p>
          </table:table-cell>
          <table:table-cell table:style-name="ce50" office:value-type="float" office:value="256967" calcext:value-type="float">
            <text:p><text:s/>256,967 <text:s/></text:p>
          </table:table-cell>
          <table:table-cell table:style-name="ce50" office:value-type="float" office:value="675057.854473333" calcext:value-type="float">
            <text:p><text:s/>675,0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961.276" calcext:value-type="float">
            <text:p><text:s/>59,9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093.1193" calcext:value-type="float">
            <text:p><text:s/>106,0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616.62" calcext:value-type="float">
            <text:p><text:s/>15,6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5550.8760666667" calcext:value-type="float">
            <text:p>( 35,55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489.96" calcext:value-type="float">
            <text:p>( 9,49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856.885544444" calcext:value-type="float">
            <text:p><text:s/>107,8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416.74" calcext:value-type="float">
            <text:p><text:s/>14,41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2290.6586" calcext:value-type="float">
            <text:p><text:s/>22,29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781.24" calcext:value-type="float">
            <text:p><text:s/>5,7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0511.48238608" calcext:value-type="float">
            <text:p><text:s/>150,5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04.644" calcext:value-type="float">
            <text:p><text:s/>8,1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574.7691055556" calcext:value-type="float">
            <text:p><text:s/>43,5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844.57" calcext:value-type="float">
            <text:p><text:s/>8,8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233.472213333" calcext:value-type="float">
            <text:p><text:s/>189,2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2057.792" calcext:value-type="float">
            <text:p><text:s/>222,0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1.52000000933" calcext:value-type="float">
            <text:p><text:s/>1,2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873.6532533333" calcext:value-type="float">
            <text:p><text:s/>89,8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8.128" calcext:value-type="float">
            <text:p><text:s/>53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1111.3666133333" calcext:value-type="float">
            <text:p><text:s/>21,11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49290.5998894" calcext:value-type="float">
            <text:p><text:s/>13,749,2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367.863" calcext:value-type="float">
            <text:p><text:s/>84,3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1698.003111111" calcext:value-type="float">
            <text:p><text:s/>191,6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52542.9967783" calcext:value-type="float">
            <text:p><text:s/>13,152,5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367.863" calcext:value-type="float">
            <text:p><text:s/>84,3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793.2" calcext:value-type="float">
            <text:p><text:s/>33,7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1256.4" calcext:value-type="float">
            <text:p><text:s/>371,2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8861.872066667" calcext:value-type="float">
            <text:p><text:s/>588,8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.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92.0054" calcext:value-type="float">
            <text:p><text:s/>4,3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.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84469.866666667" calcext:value-type="float">
            <text:p><text:s/>584,47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68319.24782222" calcext:value-type="float">
            <text:p><text:s/>1,268,3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223.04" calcext:value-type="float">
            <text:p><text:s/>133,2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0119.064186667" calcext:value-type="float">
            <text:p><text:s/>610,1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033.968" calcext:value-type="float">
            <text:p><text:s/>133,0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86" calcext:value-type="float">
            <text:p><text:s/>13,8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45.2069366667" calcext:value-type="float">
            <text:p><text:s/>11,0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.818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88.6" calcext:value-type="float">
            <text:p><text:s/>10,5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55.39576333333" calcext:value-type="float">
            <text:p><text:s/>6,7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.362" calcext:value-type="float">
            <text:p><text:s/>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2885.186708889" calcext:value-type="float">
            <text:p><text:s/>472,8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.988" calcext:value-type="float">
            <text:p><text:s/>12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3039.794226667" calcext:value-type="float">
            <text:p><text:s/>143,04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50.904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96002.44741" calcext:value-type="float">
            <text:p><text:s/>1,396,00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93597.894" calcext:value-type="float">
            <text:p><text:s/>1,893,5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606236.7891404" calcext:value-type="float">
            <text:p><text:s/>17,606,2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8806.934" calcext:value-type="float">
            <text:p><text:s/>348,8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606236.7891404" calcext:value-type="float">
            <text:p><text:s/>17,606,2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8806.934" calcext:value-type="float">
            <text:p><text:s/>348,8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939163.7563433" calcext:value-type="float">
            <text:p>( 13,939,16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348806.934" calcext:value-type="float">
            <text:p>( 348,80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9777664.659538" calcext:value-type="float">
            <text:p><text:s/>19,777,66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9787.633917" calcext:value-type="float">
            <text:p><text:s/>79,78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4465002.744" calcext:value-type="float">
            <text:p><text:s/>14,465,00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5107.387727" calcext:value-type="float">
            <text:p><text:s/>45,10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267554.527811" calcext:value-type="float">
            <text:p><text:s/>5,267,55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9787.633917" calcext:value-type="float">
            <text:p><text:s/>79,78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648658.028305" calcext:value-type="float">
            <text:p><text:s/>1,648,65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48658.028305" calcext:value-type="float">
            <text:p><text:s/>1,648,65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524795" calcext:value-type="float">
            <text:p><text:s/>8,524,795 <text:s/></text:p>
          </table:table-cell>
          <table:table-cell table:number-columns-repeated="2" table:style-name="ce50" office:value-type="float" office:value="25366" calcext:value-type="float">
            <text:p><text:s/>25,3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592288" calcext:value-type="float">
            <text:p><text:s/>4,592,2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71925" calcext:value-type="float">
            <text:p><text:s/>2,271,9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660508.528" calcext:value-type="float">
            <text:p><text:s/>2,660,5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5056" calcext:value-type="float">
            <text:p><text:s/>105,056 <text:s/></text:p>
          </table:table-cell>
          <table:table-cell table:number-columns-repeated="2" table:style-name="ce50" office:value-type="float" office:value="160150" calcext:value-type="float">
            <text:p><text:s/>160,150 <text:s/></text:p>
          </table:table-cell>
          <table:table-cell table:style-name="ce50" office:value-type="float" office:value="-1" calcext:value-type="float">
            <text:p><text:s/>-1 <text:s/></text:p>
          </table:table-cell>
          <table:table-cell table:style-name="ce50" office:value-type="float" office:value="13263.9402251881" calcext:value-type="float">
            <text:p><text:s/>13,264 <text:s/></text:p>
          </table:table-cell>
          <table:table-cell table:style-name="ce50" office:value-type="float" office:value="195187.059774812" calcext:value-type="float">
            <text:p><text:s/>195,187 <text:s/></text:p>
          </table:table-cell>
          <table:table-cell table:style-name="ce50" office:value-type="float" office:value="976" calcext:value-type="float">
            <text:p><text:s/>97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8419739" calcext:value-type="float">
            <text:p><text:s/>8,419,739 <text:s/></text:p>
          </table:table-cell>
          <table:table-cell table:number-columns-repeated="2" table:style-name="ce51" office:value-type="float" office:value="-4727072" calcext:value-type="float">
            <text:p><text:s/>-4,727,072 <text:s/></text:p>
          </table:table-cell>
          <table:table-cell table:style-name="ce51" office:value-type="float" office:value="1" calcext:value-type="float">
            <text:p><text:s/>1 <text:s/></text:p>
          </table:table-cell>
          <table:table-cell table:style-name="ce51" office:value-type="float" office:value="-13263.9402251881" calcext:value-type="float">
            <text:p><text:s/>-13,264 <text:s/></text:p>
          </table:table-cell>
          <table:table-cell table:style-name="ce51" office:value-type="float" office:value="-5127620.58777481" calcext:value-type="float">
            <text:p><text:s/>-5,127,621 <text:s/></text:p>
          </table:table-cell>
          <table:table-cell table:style-name="ce51" office:value-type="float" office:value="-976" calcext:value-type="float">
            <text:p><text:s/>-9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73859" calcext:value-type="float">
            <text:p><text:s/>4,773,859 <text:s/></text:p>
          </table:table-cell>
          <table:table-cell table:number-columns-repeated="2" table:style-name="ce50" office:value-type="float" office:value="7848" calcext:value-type="float">
            <text:p><text:s/>7,8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0" calcext:value-type="float">
            <text:p><text:s/>2,610 <text:s/></text:p>
          </table:table-cell>
          <table:table-cell table:style-name="ce50" office:value-type="float" office:value="11092" calcext:value-type="float">
            <text:p><text:s/>11,0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-133018" calcext:value-type="float">
            <text:p><text:s/>-133,01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8012.3052251881" calcext:value-type="float">
            <text:p><text:s/>-18,012 <text:s/></text:p>
          </table:table-cell>
          <table:table-cell table:style-name="ce51" office:value-type="float" office:value="6936.96622518813" calcext:value-type="float">
            <text:p><text:s/>6,937 <text:s/></text:p>
          </table:table-cell>
          <table:table-cell table:style-name="ce51" office:value-type="float" office:value="-17115" calcext:value-type="float">
            <text:p><text:s/>-17,1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41061" calcext:value-type="float">
            <text:p><text:s/>12,141,061 <text:s/></text:p>
          </table:table-cell>
          <table:table-cell table:number-columns-repeated="2" table:style-name="ce50" office:value-type="float" office:value="14911264" calcext:value-type="float">
            <text:p><text:s/>14,911,2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760" calcext:value-type="float">
            <text:p><text:s/>29,760 <text:s/></text:p>
          </table:table-cell>
          <table:table-cell table:style-name="ce50" office:value-type="float" office:value="5549413" calcext:value-type="float">
            <text:p><text:s/>5,549,4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41061" calcext:value-type="float">
            <text:p><text:s/>12,141,061 <text:s/></text:p>
          </table:table-cell>
          <table:table-cell table:number-columns-repeated="2" table:style-name="ce50" office:value-type="float" office:value="9497679.41384615" calcext:value-type="float">
            <text:p><text:s/>9,497,6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760" calcext:value-type="float">
            <text:p><text:s/>29,760 <text:s/></text:p>
          </table:table-cell>
          <table:table-cell table:style-name="ce50" office:value-type="float" office:value="5549413" calcext:value-type="float">
            <text:p><text:s/>5,549,4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413584.58615385" calcext:value-type="float">
            <text:p><text:s/>5,413,58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17" calcext:value-type="float">
            <text:p><text:s/>5,1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43" calcext:value-type="float">
            <text:p><text:s/>2,64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60" calcext:value-type="float">
            <text:p><text:s/>2,4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4" calcext:value-type="float">
            <text:p><text:s/>1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5786941" calcext:value-type="float">
            <text:p><text:s/>15,786,941 <text:s/></text:p>
          </table:table-cell>
          <table:table-cell table:number-columns-repeated="2" table:style-name="ce52" office:value-type="float" office:value="10304245" calcext:value-type="float">
            <text:p><text:s/>10,304,245 <text:s/></text:p>
          </table:table-cell>
          <table:table-cell table:style-name="ce52" office:value-type="float" office:value="1" calcext:value-type="float">
            <text:p><text:s/>1 <text:s/></text:p>
          </table:table-cell>
          <table:table-cell table:style-name="ce52" office:value-type="float" office:value="31898.365" calcext:value-type="float">
            <text:p><text:s/>31,898 <text:s/></text:p>
          </table:table-cell>
          <table:table-cell table:style-name="ce52" office:value-type="float" office:value="403756.446" calcext:value-type="float">
            <text:p><text:s/>403,756 <text:s/></text:p>
          </table:table-cell>
          <table:table-cell table:style-name="ce52" office:value-type="float" office:value="16136" calcext:value-type="float">
            <text:p><text:s/>16,13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304245" calcext:value-type="float">
            <text:p><text:s/>10,304,245 <text:s/></text:p>
          </table:table-cell>
          <table:table-cell table:style-name="ce52" office:value-type="float" office:value="1" calcext:value-type="float">
            <text:p><text:s/>1 <text:s/></text:p>
          </table:table-cell>
          <table:table-cell table:style-name="ce52" office:value-type="float" office:value="31898.365" calcext:value-type="float">
            <text:p><text:s/>31,898 <text:s/></text:p>
          </table:table-cell>
          <table:table-cell table:style-name="ce52" office:value-type="float" office:value="403756.446" calcext:value-type="float">
            <text:p><text:s/>403,756 <text:s/></text:p>
          </table:table-cell>
          <table:table-cell table:style-name="ce52" office:value-type="float" office:value="16136" calcext:value-type="float">
            <text:p><text:s/>16,1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812" calcext:value-type="float">
            <text:p><text:s/>8,81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89" calcext:value-type="float">
            <text:p><text:s/>1,289 <text:s/></text:p>
          </table:table-cell>
          <table:table-cell table:style-name="ce50" office:value-type="float" office:value="7008" calcext:value-type="float">
            <text:p><text:s/>7,0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" calcext:value-type="float">
            <text:p><text:s/>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94" calcext:value-type="float">
            <text:p><text:s/>1,3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" calcext:value-type="float">
            <text:p><text:s/>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2" calcext:value-type="float">
            <text:p><text:s/>3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" calcext:value-type="float">
            <text:p><text:s/>1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9" calcext:value-type="float">
            <text:p>( 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1" calcext:value-type="float">
            <text:p><text:s/>9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55" calcext:value-type="float">
            <text:p><text:s/>1,2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1" calcext:value-type="float">
            <text:p><text:s/>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6" calcext:value-type="float">
            <text:p><text:s/>2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7" calcext:value-type="float">
            <text:p><text:s/>1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6" calcext:value-type="float">
            <text:p><text:s/>1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" calcext:value-type="float">
            <text:p><text:s/>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9" calcext:value-type="float">
            <text:p>( 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2" calcext:value-type="float">
            <text:p>( 1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4" calcext:value-type="float">
            <text:p><text:s/>27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00" calcext:value-type="float">
            <text:p><text:s/>6,0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5" calcext:value-type="float">
            <text:p><text:s/>2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00" calcext:value-type="float">
            <text:p><text:s/>6,0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9" calcext:value-type="float">
            <text:p><text:s/>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8" calcext:value-type="float">
            <text:p><text:s/>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73" calcext:value-type="float">
            <text:p><text:s/>17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53" calcext:value-type="float">
            <text:p><text:s/>6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323" calcext:value-type="float">
            <text:p><text:s/>4,32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8" calcext:value-type="float">
            <text:p><text:s/>8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1" calcext:value-type="float">
            <text:p><text:s/>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14" calcext:value-type="float">
            <text:p><text:s/>6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6" calcext:value-type="float">
            <text:p><text:s/>5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240107" calcext:value-type="float">
            <text:p><text:s/>10,240,107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1288.293" calcext:value-type="float">
            <text:p><text:s/>1,288 <text:s/></text:p>
          </table:table-cell>
          <table:table-cell table:style-name="ce50" office:value-type="float" office:value="214371.023" calcext:value-type="float">
            <text:p><text:s/>214,37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1288.293" calcext:value-type="float">
            <text:p><text:s/>1,288 <text:s/></text:p>
          </table:table-cell>
          <table:table-cell table:style-name="ce50" office:value-type="float" office:value="214371.023" calcext:value-type="float">
            <text:p><text:s/>214,37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240107" calcext:value-type="float">
            <text:p><text:s/>10,240,1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6" calcext:value-type="float">
            <text:p><text:s/>3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6" calcext:value-type="float">
            <text:p><text:s/>3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5000" calcext:value-type="float">
            <text:p><text:s/>55,0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10.072" calcext:value-type="float">
            <text:p><text:s/>30,610 <text:s/></text:p>
          </table:table-cell>
          <table:table-cell table:style-name="ce50" office:value-type="float" office:value="188096.423" calcext:value-type="float">
            <text:p><text:s/>188,096 <text:s/></text:p>
          </table:table-cell>
          <table:table-cell table:style-name="ce50" office:value-type="float" office:value="9128" calcext:value-type="float">
            <text:p><text:s/>9,1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204" calcext:value-type="float">
            <text:p><text:s/>3,2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03" calcext:value-type="float">
            <text:p><text:s/>9,7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828" calcext:value-type="float">
            <text:p><text:s/>3,8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8252" calcext:value-type="float">
            <text:p><text:s/>38,2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10.072" calcext:value-type="float">
            <text:p><text:s/>30,610 <text:s/></text:p>
          </table:table-cell>
          <table:table-cell table:style-name="ce50" office:value-type="float" office:value="188096.423" calcext:value-type="float">
            <text:p><text:s/>188,096 <text:s/></text:p>
          </table:table-cell>
          <table:table-cell table:style-name="ce50" office:value-type="float" office:value="4994" calcext:value-type="float">
            <text:p><text:s/>4,99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217" calcext:value-type="float">
            <text:p><text:s/>3,21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30" calcext:value-type="float">
            <text:p><text:s/>930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786941" calcext:value-type="float">
            <text:p><text:s/>15,786,9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786941" calcext:value-type="float">
            <text:p><text:s/>15,786,9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5786941" calcext:value-type="float">
            <text:p>( 15,786,94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82634" calcext:value-type="float">
            <text:p><text:s/>82,634 <text:s/></text:p>
          </table:table-cell>
          <table:table-cell table:style-name="ce50" office:value-type="float" office:value="2524745" calcext:value-type="float">
            <text:p><text:s/>2,524,7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3751" calcext:value-type="float">
            <text:p><text:s/>323,751 <text:s/></text:p>
          </table:table-cell>
          <table:table-cell table:style-name="ce50" office:value-type="float" office:value="8751" calcext:value-type="float">
            <text:p><text:s/>8,751 <text:s/></text:p>
          </table:table-cell>
          <table:table-cell table:style-name="ce50" office:value-type="float" office:value="877606.019866178" calcext:value-type="float">
            <text:p><text:s/>877,606 <text:s/></text:p>
          </table:table-cell>
          <table:table-cell table:style-name="ce50" office:value-type="float" office:value="32602" calcext:value-type="float">
            <text:p><text:s/>32,602 <text:s/></text:p>
          </table:table-cell>
          <table:table-cell table:style-name="ce50" office:value-type="float" office:value="41387" calcext:value-type="float">
            <text:p><text:s/>41,387 <text:s/></text:p>
          </table:table-cell>
          <table:table-cell table:style-name="ce50" office:value-type="float" office:value="199674" calcext:value-type="float">
            <text:p><text:s/>199,67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892677" calcext:value-type="float">
            <text:p><text:s/>8,892,677 <text:s/></text:p>
          </table:table-cell>
          <table:table-cell table:style-name="ce50" office:value-type="float" office:value="345481" calcext:value-type="float">
            <text:p><text:s/>345,481 <text:s/></text:p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50" office:value-type="float" office:value="289536" calcext:value-type="float">
            <text:p><text:s/>289,536 <text:s/></text:p>
          </table:table-cell>
          <table:table-cell table:style-name="ce50" office:value-type="float" office:value="615412" calcext:value-type="float">
            <text:p><text:s/>615,412 <text:s/></text:p>
          </table:table-cell>
          <table:table-cell table:style-name="ce50" office:value-type="float" office:value="44593.8758693096" calcext:value-type="float">
            <text:p><text:s/>44,594 <text:s/></text:p>
          </table:table-cell>
          <table:table-cell table:style-name="ce50" office:value-type="float" office:value="25795" calcext:value-type="float">
            <text:p><text:s/>25,795 <text:s/></text:p>
          </table:table-cell>
          <table:table-cell table:style-name="ce50" office:value-type="float" office:value="215048" calcext:value-type="float">
            <text:p><text:s/>215,048 <text:s/></text:p>
          </table:table-cell>
          <table:table-cell table:style-name="ce50" office:value-type="float" office:value="104309" calcext:value-type="float">
            <text:p><text:s/>104,3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19435" calcext:value-type="float">
            <text:p><text:s/>219,435 <text:s/></text:p>
          </table:table-cell>
          <table:table-cell table:style-name="ce50" office:value-type="float" office:value="2319260" calcext:value-type="float">
            <text:p><text:s/>2,319,2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71" calcext:value-type="float">
            <text:p><text:s/>3,5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27627" calcext:value-type="float">
            <text:p><text:s/>227,627 <text:s/></text:p>
          </table:table-cell>
          <table:table-cell table:style-name="ce50" office:value-type="float" office:value="525415.9743" calcext:value-type="float">
            <text:p><text:s/>525,416 <text:s/></text:p>
          </table:table-cell>
          <table:table-cell table:style-name="ce50" office:value-type="float" office:value="-226" calcext:value-type="float">
            <text:p><text:s/>-226 <text:s/></text:p>
          </table:table-cell>
          <table:table-cell table:style-name="ce50" office:value-type="float" office:value="-188638" calcext:value-type="float">
            <text:p><text:s/>-188,638 <text:s/></text:p>
          </table:table-cell>
          <table:table-cell table:style-name="ce50" office:value-type="float" office:value="17566" calcext:value-type="float">
            <text:p><text:s/>17,566 <text:s/></text:p>
          </table:table-cell>
          <table:table-cell table:style-name="ce50" office:value-type="float" office:value="90.0000000000253" calcext:value-type="float">
            <text:p><text:s/>90 <text:s/></text:p>
          </table:table-cell>
          <table:table-cell table:style-name="ce50" office:value-type="float" office:value="-4200" calcext:value-type="float">
            <text:p><text:s/>-4,200 <text:s/></text:p>
          </table:table-cell>
          <table:table-cell table:style-name="ce50" office:value-type="float" office:value="50086" calcext:value-type="float">
            <text:p><text:s/>50,086 <text:s/></text:p>
          </table:table-cell>
          <table:table-cell table:style-name="ce50" office:value-type="float" office:value="-24222" calcext:value-type="float">
            <text:p><text:s/>-24,22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9257105" calcext:value-type="float">
            <text:p><text:s/>-9,257,105 <text:s/></text:p>
          </table:table-cell>
          <table:table-cell table:style-name="ce51" office:value-type="float" office:value="-665411.9743" calcext:value-type="float">
            <text:p><text:s/>-665,412 <text:s/></text:p>
          </table:table-cell>
          <table:table-cell table:style-name="ce51" office:value-type="float" office:value="217" calcext:value-type="float">
            <text:p><text:s/>217 <text:s/></text:p>
          </table:table-cell>
          <table:table-cell table:style-name="ce51" office:value-type="float" office:value="219282" calcext:value-type="float">
            <text:p><text:s/>219,282 <text:s/></text:p>
          </table:table-cell>
          <table:table-cell table:style-name="ce51" office:value-type="float" office:value="-624227" calcext:value-type="float">
            <text:p><text:s/>-624,227 <text:s/></text:p>
          </table:table-cell>
          <table:table-cell table:style-name="ce51" office:value-type="float" office:value="832922.143996869" calcext:value-type="float">
            <text:p><text:s/>832,922 <text:s/></text:p>
          </table:table-cell>
          <table:table-cell table:style-name="ce51" office:value-type="float" office:value="11007" calcext:value-type="float">
            <text:p><text:s/>11,007 <text:s/></text:p>
          </table:table-cell>
          <table:table-cell table:style-name="ce51" office:value-type="float" office:value="-223747" calcext:value-type="float">
            <text:p><text:s/>-223,747 <text:s/></text:p>
          </table:table-cell>
          <table:table-cell table:style-name="ce51" office:value-type="float" office:value="119587" calcext:value-type="float">
            <text:p><text:s/>119,58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74005" calcext:value-type="float">
            <text:p><text:s/>74,005 <text:s/></text:p>
          </table:table-cell>
          <table:table-cell table:style-name="ce50" office:value-type="float" office:value="1886534" calcext:value-type="float">
            <text:p><text:s/>1,886,534 <text:s/></text:p>
          </table:table-cell>
          <table:table-cell table:style-name="ce50" office:value-type="float" office:value="356" calcext:value-type="float">
            <text:p><text:s/>356 <text:s/></text:p>
          </table:table-cell>
          <table:table-cell table:style-name="ce50" office:value-type="float" office:value="36627" calcext:value-type="float">
            <text:p><text:s/>36,627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2309" calcext:value-type="float">
            <text:p><text:s/>2,30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8668" calcext:value-type="float">
            <text:p><text:s/>198,66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56977" calcext:value-type="float">
            <text:p><text:s/>56,977 <text:s/></text:p>
          </table:table-cell>
          <table:table-cell table:style-name="ce51" office:value-type="float" office:value="68558.45051875" calcext:value-type="float">
            <text:p><text:s/>68,55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82210.08279406" calcext:value-type="float">
            <text:p><text:s/>282,210 <text:s/></text:p>
          </table:table-cell>
          <table:table-cell table:style-name="ce50" office:value-type="float" office:value="3917236.01357833" calcext:value-type="float">
            <text:p><text:s/>3,917,2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5776.50669335" calcext:value-type="float">
            <text:p><text:s/>545,777 <text:s/></text:p>
          </table:table-cell>
          <table:table-cell table:style-name="ce50" office:value-type="float" office:value="2828.25894307689" calcext:value-type="float">
            <text:p><text:s/>2,82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79583" calcext:value-type="float">
            <text:p><text:s/>279,583 <text:s/></text:p>
          </table:table-cell>
          <table:table-cell table:style-name="ce50" office:value-type="float" office:value="3180889" calcext:value-type="float">
            <text:p><text:s/>3,180,8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676" calcext:value-type="float">
            <text:p><text:s/>16,6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627.08279406" calcext:value-type="float">
            <text:p><text:s/>2,627 <text:s/></text:p>
          </table:table-cell>
          <table:table-cell table:style-name="ce51" office:value-type="float" office:value="719671.01357833" calcext:value-type="float">
            <text:p><text:s/>719,67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45776.50669335" calcext:value-type="float">
            <text:p><text:s/>545,777 <text:s/></text:p>
          </table:table-cell>
          <table:table-cell table:style-name="ce51" office:value-type="float" office:value="2828.25894307689" calcext:value-type="float">
            <text:p><text:s/>2,82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5596197" calcext:value-type="float">
            <text:p><text:s/>15,596,197 <text:s/></text:p>
          </table:table-cell>
          <table:table-cell table:style-name="ce50" office:value-type="float" office:value="12918447.2310188" calcext:value-type="float">
            <text:p><text:s/>12,918,447 <text:s/></text:p>
          </table:table-cell>
          <table:table-cell table:style-name="ce50" office:value-type="float" office:value="10068" calcext:value-type="float">
            <text:p><text:s/>10,068 <text:s/></text:p>
          </table:table-cell>
          <table:table-cell table:style-name="ce50" office:value-type="float" office:value="286997" calcext:value-type="float">
            <text:p><text:s/>286,997 <text:s/></text:p>
          </table:table-cell>
          <table:table-cell table:style-name="ce50" office:value-type="float" office:value="1038458" calcext:value-type="float">
            <text:p><text:s/>1,038,458 <text:s/></text:p>
          </table:table-cell>
          <table:table-cell table:style-name="ce50" office:value-type="float" office:value="115397" calcext:value-type="float">
            <text:p><text:s/>115,3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3181" calcext:value-type="float">
            <text:p><text:s/>1,343,181 <text:s/></text:p>
          </table:table-cell>
          <table:table-cell table:style-name="ce50" office:value-type="float" office:value="1852736.52222222" calcext:value-type="float">
            <text:p><text:s/>1,852,7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5452501.84" calcext:value-type="float">
            <text:p><text:s/>15,452,502 <text:s/></text:p>
          </table:table-cell>
          <table:table-cell table:style-name="ce50" office:value-type="float" office:value="12918447.2310188" calcext:value-type="float">
            <text:p><text:s/>12,918,447 <text:s/></text:p>
          </table:table-cell>
          <table:table-cell table:style-name="ce50" office:value-type="float" office:value="10068" calcext:value-type="float">
            <text:p><text:s/>10,068 <text:s/></text:p>
          </table:table-cell>
          <table:table-cell table:style-name="ce50" office:value-type="float" office:value="286997" calcext:value-type="float">
            <text:p><text:s/>286,997 <text:s/></text:p>
          </table:table-cell>
          <table:table-cell table:style-name="ce50" office:value-type="float" office:value="1038458" calcext:value-type="float">
            <text:p><text:s/>1,038,458 <text:s/></text:p>
          </table:table-cell>
          <table:table-cell table:style-name="ce50" office:value-type="float" office:value="115397" calcext:value-type="float">
            <text:p><text:s/>115,3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3181" calcext:value-type="float">
            <text:p><text:s/>1,343,181 <text:s/></text:p>
          </table:table-cell>
          <table:table-cell table:style-name="ce50" office:value-type="float" office:value="1688196.19688889" calcext:value-type="float">
            <text:p><text:s/>1,688,1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43695.16" calcext:value-type="float">
            <text:p><text:s/>143,69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64540.325333333" calcext:value-type="float">
            <text:p><text:s/>164,5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3596.34820336" calcext:value-type="float">
            <text:p><text:s/>33,596 <text:s/></text:p>
          </table:table-cell>
          <table:table-cell table:style-name="ce50" office:value-type="float" office:value="768429.97228626" calcext:value-type="float">
            <text:p><text:s/>768,4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7702.49330665" calcext:value-type="float">
            <text:p><text:s/>507,702 <text:s/></text:p>
          </table:table-cell>
          <table:table-cell table:style-name="ce50" office:value-type="float" office:value="4995.829945812" calcext:value-type="float">
            <text:p><text:s/>4,9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50" calcext:value-type="float">
            <text:p><text:s/>50 <text:s/></text:p>
          </table:table-cell>
          <table:table-cell table:style-name="ce50" office:value-type="float" office:value="485" calcext:value-type="float">
            <text:p><text:s/>4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50" office:value-type="float" office:value="17931" calcext:value-type="float">
            <text:p><text:s/>17,9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3508.34820336" calcext:value-type="float">
            <text:p><text:s/>33,508 <text:s/></text:p>
          </table:table-cell>
          <table:table-cell table:style-name="ce50" office:value-type="float" office:value="750013.97228626" calcext:value-type="float">
            <text:p><text:s/>750,01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7702.49330665" calcext:value-type="float">
            <text:p><text:s/>507,702 <text:s/></text:p>
          </table:table-cell>
          <table:table-cell table:style-name="ce50" office:value-type="float" office:value="4995.829945812" calcext:value-type="float">
            <text:p><text:s/>4,9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8" calcext:value-type="float">
            <text:p><text:s/>28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892303.56900258" calcext:value-type="float">
            <text:p><text:s/>5,892,304 <text:s/></text:p>
          </table:table-cell>
          <table:table-cell table:style-name="ce52" office:value-type="float" office:value="5612276.82033541" calcext:value-type="float">
            <text:p><text:s/>5,612,277 <text:s/></text:p>
          </table:table-cell>
          <table:table-cell table:style-name="ce52" office:value-type="float" office:value="9929" calcext:value-type="float">
            <text:p><text:s/>9,929 <text:s/></text:p>
          </table:table-cell>
          <table:table-cell table:style-name="ce52" office:value-type="float" office:value="469652" calcext:value-type="float">
            <text:p><text:s/>469,652 <text:s/></text:p>
          </table:table-cell>
          <table:table-cell table:style-name="ce52" office:value-type="float" office:value="414230" calcext:value-type="float">
            <text:p><text:s/>414,230 <text:s/></text:p>
          </table:table-cell>
          <table:table-cell table:style-name="ce52" office:value-type="float" office:value="946010.143996869" calcext:value-type="float">
            <text:p><text:s/>946,010 <text:s/></text:p>
          </table:table-cell>
          <table:table-cell table:style-name="ce52" office:value-type="float" office:value="11007" calcext:value-type="float">
            <text:p><text:s/>11,007 <text:s/></text:p>
          </table:table-cell>
          <table:table-cell table:style-name="ce52" office:value-type="float" office:value="65955" calcext:value-type="float">
            <text:p><text:s/>65,955 <text:s/></text:p>
          </table:table-cell>
          <table:table-cell table:style-name="ce52" office:value-type="float" office:value="1765831.43333333" calcext:value-type="float">
            <text:p><text:s/>1,765,83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892303.56900258" calcext:value-type="float">
            <text:p><text:s/>5,892,304 <text:s/></text:p>
          </table:table-cell>
          <table:table-cell table:style-name="ce52" office:value-type="float" office:value="5612276.82033541" calcext:value-type="float">
            <text:p><text:s/>5,612,27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436" calcext:value-type="float">
            <text:p><text:s/>13,4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04810.56900258" calcext:value-type="float">
            <text:p><text:s/>204,811 <text:s/></text:p>
          </table:table-cell>
          <table:table-cell table:style-name="ce50" office:value-type="float" office:value="4843271.82033541" calcext:value-type="float">
            <text:p><text:s/>4,843,2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36" calcext:value-type="float">
            <text:p><text:s/>13,4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0870" calcext:value-type="float">
            <text:p><text:s/>10,870 <text:s/></text:p>
          </table:table-cell>
          <table:table-cell table:style-name="ce50" office:value-type="float" office:value="25693" calcext:value-type="float">
            <text:p><text:s/>25,6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5994" calcext:value-type="float">
            <text:p><text:s/>5,994 <text:s/></text:p>
          </table:table-cell>
          <table:table-cell table:style-name="ce50" office:value-type="float" office:value="325685.48540494" calcext:value-type="float">
            <text:p><text:s/>325,6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359.67599965" calcext:value-type="float">
            <text:p><text:s/>9,360 <text:s/></text:p>
          </table:table-cell>
          <table:table-cell table:style-name="ce50" office:value-type="float" office:value="855575.26541652" calcext:value-type="float">
            <text:p><text:s/>855,5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50" office:value-type="float" office:value="28888" calcext:value-type="float">
            <text:p><text:s/>28,8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88" calcext:value-type="float">
            <text:p><text:s/>88 <text:s/></text:p>
          </table:table-cell>
          <table:table-cell table:style-name="ce50" office:value-type="float" office:value="5893" calcext:value-type="float">
            <text:p><text:s/>5,8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59.67267296" calcext:value-type="float">
            <text:p><text:s/>660 <text:s/></text:p>
          </table:table-cell>
          <table:table-cell table:style-name="ce50" office:value-type="float" office:value="306670.69057117" calcext:value-type="float">
            <text:p><text:s/>306,6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52" calcext:value-type="float">
            <text:p><text:s/>152 <text:s/></text:p>
          </table:table-cell>
          <table:table-cell table:style-name="ce50" office:value-type="float" office:value="1998" calcext:value-type="float">
            <text:p><text:s/>1,9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7785.42032996" calcext:value-type="float">
            <text:p><text:s/>77,785 <text:s/></text:p>
          </table:table-cell>
          <table:table-cell table:style-name="ce50" office:value-type="float" office:value="1568945.22143708" calcext:value-type="float">
            <text:p><text:s/>1,568,9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641.23482381" calcext:value-type="float">
            <text:p><text:s/>77,641 <text:s/></text:p>
          </table:table-cell>
          <table:table-cell table:style-name="ce50" office:value-type="float" office:value="1213287.47136326" calcext:value-type="float">
            <text:p><text:s/>1,213,2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5474.23482381" calcext:value-type="float">
            <text:p>( 5,474 <text:s/>)</text:p>
          </table:table-cell>
          <table:table-cell table:style-name="ce53" office:value-type="float" office:value="937486.51680402" calcext:value-type="float">
            <text:p>( 937,48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2167" calcext:value-type="float">
            <text:p>( 72,167 <text:s/>)</text:p>
          </table:table-cell>
          <table:table-cell table:style-name="ce53" office:value-type="float" office:value="270433.95455924" calcext:value-type="float">
            <text:p>( 270,43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367" calcext:value-type="float">
            <text:p>( 5,36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9.18550615" calcext:value-type="float">
            <text:p><text:s/>59 <text:s/></text:p>
          </table:table-cell>
          <table:table-cell table:style-name="ce50" office:value-type="float" office:value="228733.2821541" calcext:value-type="float">
            <text:p><text:s/>228,7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50" office:value-type="float" office:value="77386.46791972" calcext:value-type="float">
            <text:p><text:s/>77,3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77" calcext:value-type="float">
            <text:p><text:s/>77 <text:s/></text:p>
          </table:table-cell>
          <table:table-cell table:style-name="ce54" office:value-type="float" office:value="49538" calcext:value-type="float">
            <text:p><text:s/>49,53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751" calcext:value-type="float">
            <text:p><text:s/>3,751 <text:s/></text:p>
          </table:table-cell>
          <table:table-cell table:style-name="ce50" office:value-type="float" office:value="207978" calcext:value-type="float">
            <text:p><text:s/>207,9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58" calcext:value-type="float">
            <text:p><text:s/>558 <text:s/></text:p>
          </table:table-cell>
          <table:table-cell table:style-name="ce50" office:value-type="float" office:value="42411" calcext:value-type="float">
            <text:p><text:s/>42,4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55" calcext:value-type="float">
            <text:p><text:s/>255 <text:s/></text:p>
          </table:table-cell>
          <table:table-cell table:style-name="ce54" office:value-type="float" office:value="84012" calcext:value-type="float">
            <text:p><text:s/>84,01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3659" calcext:value-type="float">
            <text:p><text:s/>23,659 <text:s/></text:p>
          </table:table-cell>
          <table:table-cell table:style-name="ce50" office:value-type="float" office:value="389234" calcext:value-type="float">
            <text:p><text:s/>389,2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0408" calcext:value-type="float">
            <text:p><text:s/>20,408 <text:s/></text:p>
          </table:table-cell>
          <table:table-cell table:style-name="ce50" office:value-type="float" office:value="62806" calcext:value-type="float">
            <text:p><text:s/>62,8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251" calcext:value-type="float">
            <text:p><text:s/>3,251 <text:s/></text:p>
          </table:table-cell>
          <table:table-cell table:style-name="ce50" office:value-type="float" office:value="326428" calcext:value-type="float">
            <text:p><text:s/>326,4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446" calcext:value-type="float">
            <text:p>( 1,44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27798" calcext:value-type="float">
            <text:p>( 27,798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595" calcext:value-type="float">
            <text:p><text:s/>7,595 <text:s/></text:p>
          </table:table-cell>
          <table:table-cell table:style-name="ce50" office:value-type="float" office:value="655316.69" calcext:value-type="float">
            <text:p><text:s/>655,3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36" calcext:value-type="float">
            <text:p><text:s/>13,43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331" calcext:value-type="float">
            <text:p><text:s/>7,331 <text:s/></text:p>
          </table:table-cell>
          <table:table-cell table:style-name="ce50" office:value-type="float" office:value="566926.69" calcext:value-type="float">
            <text:p><text:s/>566,9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36" calcext:value-type="float">
            <text:p><text:s/>13,43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64" calcext:value-type="float">
            <text:p><text:s/>264 <text:s/></text:p>
          </table:table-cell>
          <table:table-cell table:style-name="ce50" office:value-type="float" office:value="88390" calcext:value-type="float">
            <text:p><text:s/>88,3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6770" calcext:value-type="float">
            <text:p>( 26,77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623" calcext:value-type="float">
            <text:p><text:s/>2,623 <text:s/></text:p>
          </table:table-cell>
          <table:table-cell table:style-name="ce50" office:value-type="float" office:value="88798" calcext:value-type="float">
            <text:p><text:s/>88,7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374" calcext:value-type="float">
            <text:p><text:s/>374 <text:s/></text:p>
          </table:table-cell>
          <table:table-cell table:style-name="ce54" office:value-type="float" office:value="16434" calcext:value-type="float">
            <text:p><text:s/>16,43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7324" calcext:value-type="float">
            <text:p><text:s/>27,324 <text:s/></text:p>
          </table:table-cell>
          <table:table-cell table:style-name="ce50" office:value-type="float" office:value="111063.9613057" calcext:value-type="float">
            <text:p><text:s/>111,0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6547" calcext:value-type="float">
            <text:p><text:s/>6,547 <text:s/></text:p>
          </table:table-cell>
          <table:table-cell table:style-name="ce50" office:value-type="float" office:value="24720" calcext:value-type="float">
            <text:p><text:s/>24,7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261" calcext:value-type="float">
            <text:p><text:s/>1,261 <text:s/></text:p>
          </table:table-cell>
          <table:table-cell table:style-name="ce50" office:value-type="float" office:value="22771" calcext:value-type="float">
            <text:p><text:s/>22,7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656.80000001" calcext:value-type="float">
            <text:p><text:s/>657 <text:s/></text:p>
          </table:table-cell>
          <table:table-cell table:style-name="ce50" office:value-type="float" office:value="71.6" calcext:value-type="float">
            <text:p><text:s/>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25280" calcext:value-type="float">
            <text:p><text:s/>25,280 <text:s/></text:p>
          </table:table-cell>
          <table:table-cell table:style-name="ce50" office:value-type="float" office:value="61321" calcext:value-type="float">
            <text:p><text:s/>61,3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791.9062" calcext:value-type="float">
            <text:p><text:s/>19,79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673315" calcext:value-type="float">
            <text:p><text:s/>4,673,315 <text:s/></text:p>
          </table:table-cell>
          <table:table-cell table:style-name="ce50" office:value-type="float" office:value="242695" calcext:value-type="float">
            <text:p><text:s/>242,6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516699" calcext:value-type="float">
            <text:p><text:s/>4,516,69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6207" calcext:value-type="float">
            <text:p><text:s/>36,20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20409" calcext:value-type="float">
            <text:p><text:s/>120,409 <text:s/></text:p>
          </table:table-cell>
          <table:table-cell table:style-name="ce50" office:value-type="float" office:value="242695" calcext:value-type="float">
            <text:p><text:s/>242,6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607704" calcext:value-type="float">
            <text:p><text:s/>607,704 <text:s/></text:p>
          </table:table-cell>
          <table:table-cell table:style-name="ce50" office:value-type="float" office:value="20027" calcext:value-type="float">
            <text:p><text:s/>20,0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308" calcext:value-type="float">
            <text:p><text:s/>1,308 <text:s/></text:p>
          </table:table-cell>
          <table:table-cell table:style-name="ce50" office:value-type="float" office:value="2683" calcext:value-type="float">
            <text:p><text:s/>2,6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606396" calcext:value-type="float">
            <text:p><text:s/>606,396 <text:s/></text:p>
          </table:table-cell>
          <table:table-cell table:style-name="ce51" office:value-type="float" office:value="17344" calcext:value-type="float">
            <text:p><text:s/>17,34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06474" calcext:value-type="float">
            <text:p><text:s/>406,474 <text:s/></text:p>
          </table:table-cell>
          <table:table-cell table:style-name="ce50" office:value-type="float" office:value="506283" calcext:value-type="float">
            <text:p><text:s/>506,2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2705" calcext:value-type="float">
            <text:p><text:s/>102,705 <text:s/></text:p>
          </table:table-cell>
          <table:table-cell table:style-name="ce50" office:value-type="float" office:value="387337" calcext:value-type="float">
            <text:p><text:s/>387,3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175" calcext:value-type="float">
            <text:p><text:s/>1,175 <text:s/></text:p>
          </table:table-cell>
          <table:table-cell table:style-name="ce50" office:value-type="float" office:value="11990" calcext:value-type="float">
            <text:p><text:s/>11,9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1427" calcext:value-type="float">
            <text:p><text:s/>11,427 <text:s/></text:p>
          </table:table-cell>
          <table:table-cell table:style-name="ce50" office:value-type="float" office:value="355" calcext:value-type="float">
            <text:p><text:s/>3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335" calcext:value-type="float">
            <text:p><text:s/>2,33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515" calcext:value-type="float">
            <text:p><text:s/>1,515 <text:s/></text:p>
          </table:table-cell>
          <table:table-cell table:style-name="ce50" office:value-type="float" office:value="1886" calcext:value-type="float">
            <text:p><text:s/>1,8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05496" calcext:value-type="float">
            <text:p><text:s/>205,496 <text:s/></text:p>
          </table:table-cell>
          <table:table-cell table:style-name="ce50" office:value-type="float" office:value="45681" calcext:value-type="float">
            <text:p><text:s/>45,6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1821" calcext:value-type="float">
            <text:p><text:s/>81,821 <text:s/></text:p>
          </table:table-cell>
          <table:table-cell table:style-name="ce51" office:value-type="float" office:value="59034" calcext:value-type="float">
            <text:p><text:s/>59,03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929" calcext:value-type="float">
            <text:p><text:s/>9,929 <text:s/></text:p>
          </table:table-cell>
          <table:table-cell table:style-name="ce50" office:value-type="float" office:value="469652" calcext:value-type="float">
            <text:p><text:s/>469,652 <text:s/></text:p>
          </table:table-cell>
          <table:table-cell table:style-name="ce50" office:value-type="float" office:value="414230" calcext:value-type="float">
            <text:p><text:s/>414,230 <text:s/></text:p>
          </table:table-cell>
          <table:table-cell table:style-name="ce50" office:value-type="float" office:value="946010.143996869" calcext:value-type="float">
            <text:p><text:s/>946,010 <text:s/></text:p>
          </table:table-cell>
          <table:table-cell table:style-name="ce50" office:value-type="float" office:value="11007" calcext:value-type="float">
            <text:p><text:s/>11,007 <text:s/></text:p>
          </table:table-cell>
          <table:table-cell table:style-name="ce50" office:value-type="float" office:value="65955" calcext:value-type="float">
            <text:p><text:s/>65,955 <text:s/></text:p>
          </table:table-cell>
          <table:table-cell table:style-name="ce50" office:value-type="float" office:value="1752395.43333333" calcext:value-type="float">
            <text:p><text:s/>1,752,39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929" calcext:value-type="float">
            <text:p><text:s/>9,929 <text:s/></text:p>
          </table:table-cell>
          <table:table-cell table:style-name="ce50" office:value-type="float" office:value="469652" calcext:value-type="float">
            <text:p><text:s/>469,652 <text:s/></text:p>
          </table:table-cell>
          <table:table-cell table:style-name="ce50" office:value-type="float" office:value="414230" calcext:value-type="float">
            <text:p><text:s/>414,230 <text:s/></text:p>
          </table:table-cell>
          <table:table-cell table:style-name="ce50" office:value-type="float" office:value="946010.143996869" calcext:value-type="float">
            <text:p><text:s/>946,010 <text:s/></text:p>
          </table:table-cell>
          <table:table-cell table:style-name="ce50" office:value-type="float" office:value="11007" calcext:value-type="float">
            <text:p><text:s/>11,007 <text:s/></text:p>
          </table:table-cell>
          <table:table-cell table:style-name="ce50" office:value-type="float" office:value="65955" calcext:value-type="float">
            <text:p><text:s/>65,955 <text:s/></text:p>
          </table:table-cell>
          <table:table-cell table:style-name="ce50" office:value-type="float" office:value="1752395.43333333" calcext:value-type="float">
            <text:p><text:s/>1,752,39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041477.73557578" calcext:value-type="float">
            <text:p><text:s/>1,041,478 <text:s/></text:p>
          </table:table-cell>
          <table:table-cell table:style-name="ce57" office:value-type="float" office:value="16956241.5235822" calcext:value-type="float">
            <text:p><text:s/>16,956,24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90968.834544" calcext:value-type="float">
            <text:p><text:s/>1,690,969 <text:s/></text:p>
          </table:table-cell>
          <table:table-cell table:style-name="ce57" office:value-type="float" office:value="9188.931919" calcext:value-type="float">
            <text:p><text:s/>9,18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033671.74730078" calcext:value-type="float">
            <text:p><text:s/>1,033,672 <text:s/></text:p>
          </table:table-cell>
          <table:table-cell table:style-name="ce57" office:value-type="float" office:value="13431330.9966992" calcext:value-type="float">
            <text:p><text:s/>13,431,33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5107.387727" calcext:value-type="float">
            <text:p><text:s/>45,10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805.988275" calcext:value-type="float">
            <text:p><text:s/>7,806 <text:s/></text:p>
          </table:table-cell>
          <table:table-cell table:style-name="ce57" office:value-type="float" office:value="3479803.139156" calcext:value-type="float">
            <text:p><text:s/>3,479,80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90968.834544" calcext:value-type="float">
            <text:p><text:s/>1,690,969 <text:s/></text:p>
          </table:table-cell>
          <table:table-cell table:style-name="ce57" office:value-type="float" office:value="9188.931919" calcext:value-type="float">
            <text:p><text:s/>9,18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3725.92523" calcext:value-type="float">
            <text:p><text:s/>113,72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534932.103075" calcext:value-type="float">
            <text:p><text:s/>1,534,932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3725.92523" calcext:value-type="float">
            <text:p><text:s/>113,72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34932.103075" calcext:value-type="float">
            <text:p><text:s/>1,534,932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311756.228956229" calcext:value-type="float">
            <text:p><text:s/>311,756 <text:s/></text:p>
          </table:table-cell>
          <table:table-cell table:style-name="ce49" office:value-type="float" office:value="462958" calcext:value-type="float">
            <text:p><text:s/>462,95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28121.50568954" calcext:value-type="float">
            <text:p><text:s/>1,628,122 <text:s/></text:p>
          </table:table-cell>
          <table:table-cell table:style-name="ce49" office:value-type="float" office:value="259559.711911765" calcext:value-type="float">
            <text:p><text:s/>259,560 <text:s/></text:p>
          </table:table-cell>
          <table:table-cell table:style-name="ce49" office:value-type="float" office:value="241038.486243765" calcext:value-type="float">
            <text:p><text:s/>241,038 <text:s/></text:p>
          </table:table-cell>
          <table:table-cell table:style-name="ce49" office:value-type="float" office:value="960.4" calcext:value-type="float">
            <text:p><text:s/>960 <text:s/></text:p>
          </table:table-cell>
          <table:table-cell table:style-name="ce49" office:value-type="float" office:value="17560.825668" calcext:value-type="float">
            <text:p><text:s/>17,561 <text:s/></text:p>
          </table:table-cell>
          <table:table-cell table:style-name="ce49" office:value-type="float" office:value="1368561.79377778" calcext:value-type="float">
            <text:p><text:s/>1,368,56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7700325.32850023" calcext:value-type="float">
            <text:p><text:s/>7,700,3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164429.4336203" calcext:value-type="float">
            <text:p><text:s/>10,164,4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45143.072506671" calcext:value-type="float">
            <text:p><text:s/>145,143 <text:s/></text:p>
          </table:table-cell>
          <table:table-cell table:style-name="ce50" office:value-type="float" office:value="78882.474" calcext:value-type="float">
            <text:p><text:s/>78,882 <text:s/></text:p>
          </table:table-cell>
          <table:table-cell table:style-name="ce50" office:value-type="float" office:value="121471.101042139" calcext:value-type="float">
            <text:p><text:s/>121,471 <text:s/></text:p>
          </table:table-cell>
          <table:table-cell table:number-columns-repeated="2" table:style-name="ce50" office:value-type="float" office:value="261.333333333333" calcext:value-type="float">
            <text:p><text:s/>2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.333333333333" calcext:value-type="float">
            <text:p><text:s/>26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866938.48494978" calcext:value-type="float">
            <text:p><text:s/>7,866,938 <text:s/></text:p>
          </table:table-cell>
          <table:table-cell table:style-name="ce51" office:value-type="float" office:value="384075.526" calcext:value-type="float">
            <text:p><text:s/>384,076 <text:s/></text:p>
          </table:table-cell>
          <table:table-cell table:style-name="ce51" office:value-type="float" office:value="10042958.3325782" calcext:value-type="float">
            <text:p><text:s/>10,042,958 <text:s/></text:p>
          </table:table-cell>
          <table:table-cell table:style-name="ce51" office:value-type="float" office:value="1627860.17235621" calcext:value-type="float">
            <text:p><text:s/>1,627,860 <text:s/></text:p>
          </table:table-cell>
          <table:table-cell table:style-name="ce51" office:value-type="float" office:value="259298.378578432" calcext:value-type="float">
            <text:p><text:s/>259,298 <text:s/></text:p>
          </table:table-cell>
          <table:table-cell table:style-name="ce51" office:value-type="float" office:value="241038.486243765" calcext:value-type="float">
            <text:p><text:s/>241,038 <text:s/></text:p>
          </table:table-cell>
          <table:table-cell table:style-name="ce51" office:value-type="float" office:value="699.066666666667" calcext:value-type="float">
            <text:p><text:s/>699 <text:s/></text:p>
          </table:table-cell>
          <table:table-cell table:style-name="ce51" office:value-type="float" office:value="17560.825668" calcext:value-type="float">
            <text:p><text:s/>17,561 <text:s/></text:p>
          </table:table-cell>
          <table:table-cell table:style-name="ce51" office:value-type="float" office:value="1368561.79377778" calcext:value-type="float">
            <text:p><text:s/>1,368,5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8298770.42433854" calcext:value-type="float">
            <text:p><text:s/>8,298,7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54376.9601269" calcext:value-type="float">
            <text:p><text:s/>10,954,377 <text:s/></text:p>
          </table:table-cell>
          <table:table-cell table:number-columns-repeated="2" table:style-name="ce50" office:value-type="float" office:value="385.466666666667" calcext:value-type="float">
            <text:p><text:s/>3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5.466666666667" calcext:value-type="float">
            <text:p><text:s/>3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1168.3236583854" calcext:value-type="float">
            <text:p><text:s/>11,168 <text:s/></text:p>
          </table:table-cell>
          <table:table-cell table:style-name="ce51" office:value-type="float" office:value="-755.368" calcext:value-type="float">
            <text:p><text:s/>-755 <text:s/></text:p>
          </table:table-cell>
          <table:table-cell table:style-name="ce51" office:value-type="float" office:value="15413.6254512909" calcext:value-type="float">
            <text:p><text:s/>15,414 <text:s/></text:p>
          </table:table-cell>
          <table:table-cell table:style-name="ce51" office:value-type="float" office:value="0.000000000097793" calcext:value-type="float">
            <text:p><text:s/>0 <text:s/></text:p>
          </table:table-cell>
          <table:table-cell table:style-name="ce51" office:value-type="float" office:value="0.000000000007793" calcext:value-type="float">
            <text:p><text:s/>0 <text:s/></text:p>
          </table:table-cell>
          <table:table-cell table:style-name="ce51" office:value-type="float" office:value="0.0000000000078" calcext:value-type="float">
            <text:p><text:s/>0 <text:s/></text:p>
          </table:table-cell>
          <table:table-cell table:style-name="ce51" office:value-type="float" office:value="-7E-015" calcext:value-type="float">
            <text:p><text:s/>-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9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900468.38126406" calcext:value-type="float">
            <text:p><text:s/>5,900,468 <text:s/></text:p>
          </table:table-cell>
          <table:table-cell table:style-name="ce50" office:value-type="float" office:value="1843.16169345" calcext:value-type="float">
            <text:p><text:s/>1,843 <text:s/></text:p>
          </table:table-cell>
          <table:table-cell table:style-name="ce50" office:value-type="float" office:value="7786979.89731883" calcext:value-type="float">
            <text:p><text:s/>7,786,980 <text:s/></text:p>
          </table:table-cell>
          <table:table-cell table:style-name="ce50" office:value-type="float" office:value="1135926.6700985" calcext:value-type="float">
            <text:p><text:s/>1,135,927 <text:s/></text:p>
          </table:table-cell>
          <table:table-cell table:style-name="ce50" office:value-type="float" office:value="59731.3466262278" calcext:value-type="float">
            <text:p><text:s/>59,731 <text:s/></text:p>
          </table:table-cell>
          <table:table-cell table:style-name="ce50" office:value-type="float" office:value="45738.4000195681" calcext:value-type="float">
            <text:p><text:s/>45,7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92.9466066597" calcext:value-type="float">
            <text:p><text:s/>13,993 <text:s/></text:p>
          </table:table-cell>
          <table:table-cell table:style-name="ce50" office:value-type="float" office:value="1076195.32347228" calcext:value-type="float">
            <text:p><text:s/>1,076,1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25368.1818181818" calcext:value-type="float">
            <text:p><text:s/>25,3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486" calcext:value-type="float">
            <text:p><text:s/>33,4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798091.66666667" calcext:value-type="float">
            <text:p><text:s/>5,798,0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653481" calcext:value-type="float">
            <text:p><text:s/>7,653,4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624.8211111111" calcext:value-type="float">
            <text:p><text:s/>29,6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624.8211111111" calcext:value-type="float">
            <text:p><text:s/>29,62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7008.5327792146" calcext:value-type="float">
            <text:p><text:s/>77,009 <text:s/></text:p>
          </table:table-cell>
          <table:table-cell table:style-name="ce51" office:value-type="float" office:value="1843.16169345" calcext:value-type="float">
            <text:p><text:s/>1,843 <text:s/></text:p>
          </table:table-cell>
          <table:table-cell table:style-name="ce51" office:value-type="float" office:value="100012.89731883" calcext:value-type="float">
            <text:p><text:s/>100,013 <text:s/></text:p>
          </table:table-cell>
          <table:table-cell table:style-name="ce51" office:value-type="float" office:value="1106301.84898739" calcext:value-type="float">
            <text:p><text:s/>1,106,302 <text:s/></text:p>
          </table:table-cell>
          <table:table-cell table:style-name="ce51" office:value-type="float" office:value="59731.3466262278" calcext:value-type="float">
            <text:p><text:s/>59,731 <text:s/></text:p>
          </table:table-cell>
          <table:table-cell table:style-name="ce51" office:value-type="float" office:value="45738.4000195681" calcext:value-type="float">
            <text:p><text:s/>45,73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3992.9466066597" calcext:value-type="float">
            <text:p><text:s/>13,993 <text:s/></text:p>
          </table:table-cell>
          <table:table-cell table:style-name="ce51" office:value-type="float" office:value="1046570.50236117" calcext:value-type="float">
            <text:p><text:s/>1,046,5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213996.21212121" calcext:value-type="float">
            <text:p><text:s/>8,213,996 <text:s/></text:p>
          </table:table-cell>
          <table:table-cell table:style-name="ce50" office:value-type="float" office:value="973027.125" calcext:value-type="float">
            <text:p><text:s/>973,027 <text:s/></text:p>
          </table:table-cell>
          <table:table-cell table:style-name="ce50" office:value-type="float" office:value="9977562" calcext:value-type="float">
            <text:p><text:s/>9,977,5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8213996.21212121" calcext:value-type="float">
            <text:p><text:s/>8,213,996 <text:s/></text:p>
          </table:table-cell>
          <table:table-cell table:style-name="ce51" office:value-type="float" office:value="973027.125" calcext:value-type="float">
            <text:p><text:s/>973,027 <text:s/></text:p>
          </table:table-cell>
          <table:table-cell table:style-name="ce51" office:value-type="float" office:value="9977562" calcext:value-type="float">
            <text:p><text:s/>9,977,56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74360.44052654" calcext:value-type="float">
            <text:p><text:s/>274,360 <text:s/></text:p>
          </table:table-cell>
          <table:table-cell table:style-name="ce50" office:value-type="float" office:value="2835.249" calcext:value-type="float">
            <text:p><text:s/>2,835 <text:s/></text:p>
          </table:table-cell>
          <table:table-cell table:style-name="ce50" office:value-type="float" office:value="359635.5601617" calcext:value-type="float">
            <text:p><text:s/>359,636 <text:s/></text:p>
          </table:table-cell>
          <table:table-cell table:number-columns-repeated="2" table:style-name="ce50" office:value-type="float" office:value="313.6" calcext:value-type="float">
            <text:p><text:s/>3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3.6" calcext:value-type="float">
            <text:p><text:s/>31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65161.198775699" calcext:value-type="float">
            <text:p><text:s/>265,161 <text:s/></text:p>
          </table:table-cell>
          <table:table-cell table:style-name="ce50" office:value-type="float" office:value="2734" calcext:value-type="float">
            <text:p><text:s/>2,734 <text:s/></text:p>
          </table:table-cell>
          <table:table-cell table:style-name="ce50" office:value-type="float" office:value="347582.5601617" calcext:value-type="float">
            <text:p><text:s/>347,583 <text:s/></text:p>
          </table:table-cell>
          <table:table-cell table:number-columns-repeated="2" table:style-name="ce50" office:value-type="float" office:value="313.6" calcext:value-type="float">
            <text:p><text:s/>3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3.6" calcext:value-type="float">
            <text:p><text:s/>31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9199.24175084175" calcext:value-type="float">
            <text:p><text:s/>9,199 <text:s/></text:p>
          </table:table-cell>
          <table:table-cell table:style-name="ce50" office:value-type="float" office:value="101.249" calcext:value-type="float">
            <text:p><text:s/>101 <text:s/></text:p>
          </table:table-cell>
          <table:table-cell table:style-name="ce50" office:value-type="float" office:value="12053" calcext:value-type="float">
            <text:p><text:s/>12,0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596167.12728347" calcext:value-type="float">
            <text:p><text:s/>1,596,167 <text:s/></text:p>
          </table:table-cell>
          <table:table-cell table:style-name="ce52" office:value-type="float" office:value="1353179.60830655" calcext:value-type="float">
            <text:p><text:s/>1,353,180 <text:s/></text:p>
          </table:table-cell>
          <table:table-cell table:style-name="ce52" office:value-type="float" office:value="904114.28951947" calcext:value-type="float">
            <text:p><text:s/>904,114 <text:s/></text:p>
          </table:table-cell>
          <table:table-cell table:style-name="ce52" office:value-type="float" office:value="491234.435591038" calcext:value-type="float">
            <text:p><text:s/>491,234 <text:s/></text:p>
          </table:table-cell>
          <table:table-cell table:style-name="ce52" office:value-type="float" office:value="198867.965285537" calcext:value-type="float">
            <text:p><text:s/>198,868 <text:s/></text:p>
          </table:table-cell>
          <table:table-cell table:style-name="ce52" office:value-type="float" office:value="195300.086224197" calcext:value-type="float">
            <text:p><text:s/>195,30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567.87906134031" calcext:value-type="float">
            <text:p><text:s/>3,568 <text:s/></text:p>
          </table:table-cell>
          <table:table-cell table:style-name="ce52" office:value-type="float" office:value="292366.470305501" calcext:value-type="float">
            <text:p><text:s/>292,36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596167.12728347" calcext:value-type="float">
            <text:p><text:s/>1,596,167 <text:s/></text:p>
          </table:table-cell>
          <table:table-cell table:style-name="ce52" office:value-type="float" office:value="1353179.60830655" calcext:value-type="float">
            <text:p><text:s/>1,353,180 <text:s/></text:p>
          </table:table-cell>
          <table:table-cell table:style-name="ce52" office:value-type="float" office:value="904114.28951947" calcext:value-type="float">
            <text:p><text:s/>904,114 <text:s/></text:p>
          </table:table-cell>
          <table:table-cell table:style-name="ce52" office:value-type="float" office:value="491234.435591038" calcext:value-type="float">
            <text:p><text:s/>491,234 <text:s/></text:p>
          </table:table-cell>
          <table:table-cell table:style-name="ce52" office:value-type="float" office:value="198867.965285537" calcext:value-type="float">
            <text:p><text:s/>198,868 <text:s/></text:p>
          </table:table-cell>
          <table:table-cell table:style-name="ce52" office:value-type="float" office:value="195300.086224197" calcext:value-type="float">
            <text:p><text:s/>195,30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567.87906134031" calcext:value-type="float">
            <text:p><text:s/>3,568 <text:s/></text:p>
          </table:table-cell>
          <table:table-cell table:style-name="ce52" office:value-type="float" office:value="292366.470305501" calcext:value-type="float">
            <text:p><text:s/>292,3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18754.619202663" calcext:value-type="float">
            <text:p><text:s/>718,755 <text:s/></text:p>
          </table:table-cell>
          <table:table-cell table:style-name="ce50" office:value-type="float" office:value="344442.89230655" calcext:value-type="float">
            <text:p><text:s/>344,443 <text:s/></text:p>
          </table:table-cell>
          <table:table-cell table:style-name="ce50" office:value-type="float" office:value="642584.63751947" calcext:value-type="float">
            <text:p><text:s/>642,585 <text:s/></text:p>
          </table:table-cell>
          <table:table-cell table:style-name="ce50" office:value-type="float" office:value="491234.435591038" calcext:value-type="float">
            <text:p><text:s/>491,234 <text:s/></text:p>
          </table:table-cell>
          <table:table-cell table:style-name="ce50" office:value-type="float" office:value="198867.965285537" calcext:value-type="float">
            <text:p><text:s/>198,868 <text:s/></text:p>
          </table:table-cell>
          <table:table-cell table:style-name="ce50" office:value-type="float" office:value="195300.086224197" calcext:value-type="float">
            <text:p><text:s/>195,3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67.87906134031" calcext:value-type="float">
            <text:p><text:s/>3,568 <text:s/></text:p>
          </table:table-cell>
          <table:table-cell table:style-name="ce50" office:value-type="float" office:value="292366.470305501" calcext:value-type="float">
            <text:p><text:s/>292,3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2.2222222222222" calcext:value-type="float">
            <text:p><text:s/>22 <text:s/></text:p>
          </table:table-cell>
          <table:table-cell table:style-name="ce50" office:value-type="float" office:value="33" calcext:value-type="float">
            <text:p><text:s/>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3707.8317760943" calcext:value-type="float">
            <text:p><text:s/>13,708 <text:s/></text:p>
          </table:table-cell>
          <table:table-cell table:style-name="ce50" office:value-type="float" office:value="13393.3083125" calcext:value-type="float">
            <text:p><text:s/>13,393 <text:s/></text:p>
          </table:table-cell>
          <table:table-cell table:style-name="ce50" office:value-type="float" office:value="6189.175" calcext:value-type="float">
            <text:p><text:s/>6,189 <text:s/></text:p>
          </table:table-cell>
          <table:table-cell table:number-columns-repeated="3" table:style-name="ce50" office:value-type="float" office:value="10452.9976909148" calcext:value-type="float">
            <text:p><text:s/>10,4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2275.5824915825" calcext:value-type="float">
            <text:p><text:s/>32,276 <text:s/></text:p>
          </table:table-cell>
          <table:table-cell table:style-name="ce50" office:value-type="float" office:value="3741.058" calcext:value-type="float">
            <text:p><text:s/>3,741 <text:s/></text:p>
          </table:table-cell>
          <table:table-cell table:style-name="ce50" office:value-type="float" office:value="39278.384" calcext:value-type="float">
            <text:p><text:s/>39,2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38.711363636364" calcext:value-type="float">
            <text:p><text:s/>439 <text:s/></text:p>
          </table:table-cell>
          <table:table-cell table:style-name="ce50" office:value-type="float" office:value="277.047" calcext:value-type="float">
            <text:p><text:s/>277 <text:s/></text:p>
          </table:table-cell>
          <table:table-cell table:style-name="ce50" office:value-type="float" office:value="332.835" calcext:value-type="float">
            <text:p><text:s/>3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482.01759259259" calcext:value-type="float">
            <text:p><text:s/>1,482 <text:s/></text:p>
          </table:table-cell>
          <table:table-cell table:style-name="ce50" office:value-type="float" office:value="671.839" calcext:value-type="float">
            <text:p><text:s/>672 <text:s/></text:p>
          </table:table-cell>
          <table:table-cell table:style-name="ce50" office:value-type="float" office:value="1359.073" calcext:value-type="float">
            <text:p><text:s/>1,35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8000.06540003367" calcext:value-type="float">
            <text:p><text:s/>8,000 <text:s/></text:p>
          </table:table-cell>
          <table:table-cell table:style-name="ce50" office:value-type="float" office:value="4637.66999405" calcext:value-type="float">
            <text:p><text:s/>4,638 <text:s/></text:p>
          </table:table-cell>
          <table:table-cell table:style-name="ce50" office:value-type="float" office:value="6437.713" calcext:value-type="float">
            <text:p><text:s/>6,438 <text:s/></text:p>
          </table:table-cell>
          <table:table-cell table:style-name="ce50" office:value-type="float" office:value="216493.626588031" calcext:value-type="float">
            <text:p><text:s/>216,494 <text:s/></text:p>
          </table:table-cell>
          <table:table-cell table:number-columns-repeated="2" table:style-name="ce50" office:value-type="float" office:value="184847.088533282" calcext:value-type="float">
            <text:p><text:s/>184,84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646.5380547485" calcext:value-type="float">
            <text:p><text:s/>31,6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131.84158249158" calcext:value-type="float">
            <text:p><text:s/>1,132 <text:s/></text:p>
          </table:table-cell>
          <table:table-cell table:style-name="ce50" office:value-type="float" office:value="794.953" calcext:value-type="float">
            <text:p><text:s/>795 <text:s/></text:p>
          </table:table-cell>
          <table:table-cell table:style-name="ce50" office:value-type="float" office:value="787.406" calcext:value-type="float">
            <text:p><text:s/>7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17120.850141013" calcext:value-type="float">
            <text:p><text:s/>117,121 <text:s/></text:p>
          </table:table-cell>
          <table:table-cell table:style-name="ce50" office:value-type="float" office:value="9140.97" calcext:value-type="float">
            <text:p><text:s/>9,141 <text:s/></text:p>
          </table:table-cell>
          <table:table-cell table:style-name="ce50" office:value-type="float" office:value="146474.21551947" calcext:value-type="float">
            <text:p><text:s/>146,474 <text:s/></text:p>
          </table:table-cell>
          <table:table-cell table:style-name="ce50" office:value-type="float" office:value="97.8028452303367" calcext:value-type="float">
            <text:p><text:s/>98 <text:s/></text:p>
          </table:table-cell>
          <table:table-cell table:style-name="ce50" office:value-type="float" office:value="71.73726134031" calcext:value-type="float">
            <text:p><text:s/>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1.73726134031" calcext:value-type="float">
            <text:p><text:s/>72 <text:s/></text:p>
          </table:table-cell>
          <table:table-cell table:style-name="ce50" office:value-type="float" office:value="26.0655838900267" calcext:value-type="float">
            <text:p><text:s/>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3486.323541686" calcext:value-type="float">
            <text:p><text:s/>73,486 <text:s/></text:p>
          </table:table-cell>
          <table:table-cell table:style-name="ce50" office:value-type="float" office:value="8979.97" calcext:value-type="float">
            <text:p><text:s/>8,980 <text:s/></text:p>
          </table:table-cell>
          <table:table-cell table:style-name="ce50" office:value-type="float" office:value="89019.75151947" calcext:value-type="float">
            <text:p><text:s/>89,020 <text:s/></text:p>
          </table:table-cell>
          <table:table-cell table:style-name="ce50" office:value-type="float" office:value="87.9524722949767" calcext:value-type="float">
            <text:p><text:s/>88 <text:s/></text:p>
          </table:table-cell>
          <table:table-cell table:style-name="ce50" office:value-type="float" office:value="71.73726134031" calcext:value-type="float">
            <text:p><text:s/>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1.73726134031" calcext:value-type="float">
            <text:p><text:s/>72 <text:s/></text:p>
          </table:table-cell>
          <table:table-cell table:style-name="ce50" office:value-type="float" office:value="16.2152109546667" calcext:value-type="float">
            <text:p><text:s/>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9214.9927609428" calcext:value-type="float">
            <text:p>( 19,215 <text:s/>)</text:p>
          </table:table-cell>
          <table:table-cell table:style-name="ce53" office:value-type="float" office:value="1492.97" calcext:value-type="float">
            <text:p>( 1,493 <text:s/>)</text:p>
          </table:table-cell>
          <table:table-cell table:style-name="ce53" office:value-type="float" office:value="24036.706" calcext:value-type="float">
            <text:p>( 24,037 <text:s/>)</text:p>
          </table:table-cell>
          <table:table-cell table:style-name="ce53" office:value-type="float" office:value="16.2152109546667" calcext:value-type="float">
            <text:p>( 1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.2152109546667" calcext:value-type="float">
            <text:p>( 1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1172.3408817534" calcext:value-type="float">
            <text:p>( 51,172 <text:s/>)</text:p>
          </table:table-cell>
          <table:table-cell table:style-name="ce53" office:value-type="float" office:value="2885" calcext:value-type="float">
            <text:p>( 2,885 <text:s/>)</text:p>
          </table:table-cell>
          <table:table-cell table:style-name="ce53" office:value-type="float" office:value="64983.04551947" calcext:value-type="float">
            <text:p>( 64,983 <text:s/>)</text:p>
          </table:table-cell>
          <table:table-cell table:number-columns-repeated="2" table:style-name="ce53" office:value-type="float" office:value="71.73726134031" calcext:value-type="float">
            <text:p>( 72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71.73726134031" calcext:value-type="float">
            <text:p>( 72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3098.9898989899" calcext:value-type="float">
            <text:p>( 3,099 <text:s/>)</text:p>
          </table:table-cell>
          <table:table-cell table:style-name="ce53" office:value-type="float" office:value="4602" calcext:value-type="float">
            <text:p>( 4,60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05.387205387205" calcext:value-type="float">
            <text:p><text:s/>205 <text:s/></text:p>
          </table:table-cell>
          <table:table-cell table:style-name="ce50" office:value-type="float" office:value="161" calcext:value-type="float">
            <text:p><text:s/>161 <text:s/></text:p>
          </table:table-cell>
          <table:table-cell table:style-name="ce50" office:value-type="float" office:value="128" calcext:value-type="float">
            <text:p><text:s/>128 <text:s/></text:p>
          </table:table-cell>
          <table:table-cell table:style-name="ce50" office:value-type="float" office:value="9.85037293536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.85037293536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3429.1393939394" calcext:value-type="float">
            <text:p><text:s/>43,4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326.464" calcext:value-type="float">
            <text:p><text:s/>57,3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356.06397306397" calcext:value-type="float">
            <text:p><text:s/>4,356 <text:s/></text:p>
          </table:table-cell>
          <table:table-cell table:style-name="ce50" office:value-type="float" office:value="3244.955" calcext:value-type="float">
            <text:p><text:s/>3,245 <text:s/></text:p>
          </table:table-cell>
          <table:table-cell table:style-name="ce50" office:value-type="float" office:value="2865.6" calcext:value-type="float">
            <text:p><text:s/>2,8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358.01397306397" calcext:value-type="float">
            <text:p><text:s/>1,358 <text:s/></text:p>
          </table:table-cell>
          <table:table-cell table:style-name="ce50" office:value-type="float" office:value="346.307" calcext:value-type="float">
            <text:p><text:s/>346 <text:s/></text:p>
          </table:table-cell>
          <table:table-cell table:style-name="ce50" office:value-type="float" office:value="1484.75" calcext:value-type="float">
            <text:p><text:s/>1,4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0661.7554713805" calcext:value-type="float">
            <text:p><text:s/>10,662 <text:s/></text:p>
          </table:table-cell>
          <table:table-cell table:style-name="ce54" office:value-type="float" office:value="1322.323" calcext:value-type="float">
            <text:p><text:s/>1,322 <text:s/></text:p>
          </table:table-cell>
          <table:table-cell table:style-name="ce54" office:value-type="float" office:value="12898.119" calcext:value-type="float">
            <text:p><text:s/>12,898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3335.863383838" calcext:value-type="float">
            <text:p><text:s/>183,336 <text:s/></text:p>
          </table:table-cell>
          <table:table-cell table:style-name="ce50" office:value-type="float" office:value="188095.638" calcext:value-type="float">
            <text:p><text:s/>188,096 <text:s/></text:p>
          </table:table-cell>
          <table:table-cell table:style-name="ce50" office:value-type="float" office:value="74807.217" calcext:value-type="float">
            <text:p><text:s/>74,8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485.448148148148" calcext:value-type="float">
            <text:p><text:s/>485 <text:s/></text:p>
          </table:table-cell>
          <table:table-cell table:style-name="ce50" office:value-type="float" office:value="221.638" calcext:value-type="float">
            <text:p><text:s/>222 <text:s/></text:p>
          </table:table-cell>
          <table:table-cell table:style-name="ce50" office:value-type="float" office:value="443.78" calcext:value-type="float">
            <text:p><text:s/>4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2850.41523569" calcext:value-type="float">
            <text:p><text:s/>182,850 <text:s/></text:p>
          </table:table-cell>
          <table:table-cell table:style-name="ce50" office:value-type="float" office:value="187874" calcext:value-type="float">
            <text:p><text:s/>187,874 <text:s/></text:p>
          </table:table-cell>
          <table:table-cell table:style-name="ce50" office:value-type="float" office:value="74363.437" calcext:value-type="float">
            <text:p><text:s/>74,3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7097.17996633" calcext:value-type="float">
            <text:p>( 57,097 <text:s/>)</text:p>
          </table:table-cell>
          <table:table-cell table:style-name="ce53" office:value-type="float" office:value="84253" calcext:value-type="float">
            <text:p>( 84,253 <text:s/>)</text:p>
          </table:table-cell>
          <table:table-cell table:style-name="ce53" office:value-type="float" office:value="476.722" calcext:value-type="float">
            <text:p>( 47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4426.4675925926" calcext:value-type="float">
            <text:p>( 44,426 <text:s/>)</text:p>
          </table:table-cell>
          <table:table-cell table:style-name="ce55" office:value-type="float" office:value="38869" calcext:value-type="float">
            <text:p>( 38,869 <text:s/>)</text:p>
          </table:table-cell>
          <table:table-cell table:style-name="ce55" office:value-type="float" office:value="24092.715" calcext:value-type="float">
            <text:p>( 24,093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16530.651851852" calcext:value-type="float">
            <text:p><text:s/>216,531 <text:s/></text:p>
          </table:table-cell>
          <table:table-cell table:style-name="ce50" office:value-type="float" office:value="12554.105" calcext:value-type="float">
            <text:p><text:s/>12,554 <text:s/></text:p>
          </table:table-cell>
          <table:table-cell table:style-name="ce50" office:value-type="float" office:value="274661.256" calcext:value-type="float">
            <text:p><text:s/>274,6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98148.542087542" calcext:value-type="float">
            <text:p><text:s/>198,149 <text:s/></text:p>
          </table:table-cell>
          <table:table-cell table:style-name="ce50" office:value-type="float" office:value="6235.105" calcext:value-type="float">
            <text:p><text:s/>6,235 <text:s/></text:p>
          </table:table-cell>
          <table:table-cell table:style-name="ce50" office:value-type="float" office:value="256013.76" calcext:value-type="float">
            <text:p><text:s/>256,0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8382.1097643098" calcext:value-type="float">
            <text:p><text:s/>18,382 <text:s/></text:p>
          </table:table-cell>
          <table:table-cell table:style-name="ce50" office:value-type="float" office:value="6319" calcext:value-type="float">
            <text:p><text:s/>6,319 <text:s/></text:p>
          </table:table-cell>
          <table:table-cell table:style-name="ce50" office:value-type="float" office:value="18647.496" calcext:value-type="float">
            <text:p><text:s/>18,6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11319.926010101" calcext:value-type="float">
            <text:p>( 11,320 <text:s/>)</text:p>
          </table:table-cell>
          <table:table-cell table:style-name="ce53" office:value-type="float" office:value="978" calcext:value-type="float">
            <text:p>( 978 <text:s/>)</text:p>
          </table:table-cell>
          <table:table-cell table:style-name="ce53" office:value-type="float" office:value="14072.969" calcext:value-type="float">
            <text:p>( 14,07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4637.9813131313" calcext:value-type="float">
            <text:p><text:s/>24,638 <text:s/></text:p>
          </table:table-cell>
          <table:table-cell table:style-name="ce50" office:value-type="float" office:value="8887.056" calcext:value-type="float">
            <text:p><text:s/>8,887 <text:s/></text:p>
          </table:table-cell>
          <table:table-cell table:style-name="ce50" office:value-type="float" office:value="24622.53" calcext:value-type="float">
            <text:p><text:s/>24,6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468.00925925926" calcext:value-type="float">
            <text:p><text:s/>4,468 <text:s/></text:p>
          </table:table-cell>
          <table:table-cell table:style-name="ce54" office:value-type="float" office:value="4705.486" calcext:value-type="float">
            <text:p><text:s/>4,705 <text:s/></text:p>
          </table:table-cell>
          <table:table-cell table:style-name="ce54" office:value-type="float" office:value="1715.118" calcext:value-type="float">
            <text:p><text:s/>1,71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8614.3134680135" calcext:value-type="float">
            <text:p><text:s/>78,614 <text:s/></text:p>
          </table:table-cell>
          <table:table-cell table:style-name="ce50" office:value-type="float" office:value="80018.732" calcext:value-type="float">
            <text:p><text:s/>80,019 <text:s/></text:p>
          </table:table-cell>
          <table:table-cell table:style-name="ce50" office:value-type="float" office:value="32643.132" calcext:value-type="float">
            <text:p><text:s/>32,6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3819.88897306397" calcext:value-type="float">
            <text:p>( 3,820 <text:s/>)</text:p>
          </table:table-cell>
          <table:table-cell table:style-name="ce53" office:value-type="float" office:value="3238.682" calcext:value-type="float">
            <text:p>( 3,239 <text:s/>)</text:p>
          </table:table-cell>
          <table:table-cell table:style-name="ce53" office:value-type="float" office:value="2163.425" calcext:value-type="float">
            <text:p>( 2,16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351.4833333333" calcext:value-type="float">
            <text:p><text:s/>12,351 <text:s/></text:p>
          </table:table-cell>
          <table:table-cell table:style-name="ce50" office:value-type="float" office:value="11656.836" calcext:value-type="float">
            <text:p><text:s/>11,657 <text:s/></text:p>
          </table:table-cell>
          <table:table-cell table:style-name="ce50" office:value-type="float" office:value="5942.326" calcext:value-type="float">
            <text:p><text:s/>5,9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7128.71422558923" calcext:value-type="float">
            <text:p><text:s/>7,129 <text:s/></text:p>
          </table:table-cell>
          <table:table-cell table:style-name="ce50" office:value-type="float" office:value="416" calcext:value-type="float">
            <text:p><text:s/>416 <text:s/></text:p>
          </table:table-cell>
          <table:table-cell table:style-name="ce50" office:value-type="float" office:value="9040.125" calcext:value-type="float">
            <text:p><text:s/>9,0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0.757575757575758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264190.008466862" calcext:value-type="float">
            <text:p><text:s/>264,190 <text:s/></text:p>
          </table:table-cell>
          <table:table-cell table:style-name="ce50" office:value-type="float" office:value="3496.1418" calcext:value-type="float">
            <text:p><text:s/>3,4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96.1418" calcext:value-type="float">
            <text:p><text:s/>3,496 <text:s/></text:p>
          </table:table-cell>
          <table:table-cell table:style-name="ce50" office:value-type="float" office:value="260693.866666862" calcext:value-type="float">
            <text:p><text:s/>260,6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1131.8888047138" calcext:value-type="float">
            <text:p><text:s/>1,132 <text:s/></text:p>
          </table:table-cell>
          <table:table-cell table:style-name="ce51" office:value-type="float" office:value="505.609" calcext:value-type="float">
            <text:p><text:s/>506 <text:s/></text:p>
          </table:table-cell>
          <table:table-cell table:style-name="ce51" office:value-type="float" office:value="1044.663" calcext:value-type="float">
            <text:p><text:s/>1,04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63270.048063973" calcext:value-type="float">
            <text:p><text:s/>263,270 <text:s/></text:p>
          </table:table-cell>
          <table:table-cell table:style-name="ce50" office:value-type="float" office:value="231979.478" calcext:value-type="float">
            <text:p><text:s/>231,979 <text:s/></text:p>
          </table:table-cell>
          <table:table-cell table:style-name="ce50" office:value-type="float" office:value="141312.483" calcext:value-type="float">
            <text:p><text:s/>141,3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30250.092592593" calcext:value-type="float">
            <text:p><text:s/>230,250 <text:s/></text:p>
          </table:table-cell>
          <table:table-cell table:style-name="ce50" office:value-type="float" office:value="193382.701" calcext:value-type="float">
            <text:p><text:s/>193,383 <text:s/></text:p>
          </table:table-cell>
          <table:table-cell table:style-name="ce50" office:value-type="float" office:value="132034.388" calcext:value-type="float">
            <text:p><text:s/>132,0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36.503367003367" calcext:value-type="float">
            <text:p><text:s/>437 <text:s/></text:p>
          </table:table-cell>
          <table:table-cell table:style-name="ce50" office:value-type="float" office:value="625.721" calcext:value-type="float">
            <text:p><text:s/>626 <text:s/></text:p>
          </table:table-cell>
          <table:table-cell table:style-name="ce50" office:value-type="float" office:value="19.988" calcext:value-type="float">
            <text:p><text:s/>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19743.3318181818" calcext:value-type="float">
            <text:p><text:s/>19,743 <text:s/></text:p>
          </table:table-cell>
          <table:table-cell table:style-name="ce50" office:value-type="float" office:value="20794.959" calcext:value-type="float">
            <text:p><text:s/>20,795 <text:s/></text:p>
          </table:table-cell>
          <table:table-cell table:style-name="ce50" office:value-type="float" office:value="7576.79" calcext:value-type="float">
            <text:p><text:s/>7,5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033.90951178451" calcext:value-type="float">
            <text:p><text:s/>9,034 <text:s/></text:p>
          </table:table-cell>
          <table:table-cell table:style-name="ce50" office:value-type="float" office:value="11535.124" calcext:value-type="float">
            <text:p><text:s/>11,535 <text:s/></text:p>
          </table:table-cell>
          <table:table-cell table:style-name="ce50" office:value-type="float" office:value="1671.317" calcext:value-type="float">
            <text:p><text:s/>1,6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806.21077441077" calcext:value-type="float">
            <text:p><text:s/>3,806 <text:s/></text:p>
          </table:table-cell>
          <table:table-cell table:style-name="ce51" office:value-type="float" office:value="5640.973" calcext:value-type="float">
            <text:p><text:s/>5,641 <text:s/></text:p>
          </table:table-cell>
          <table:table-cell table:style-name="ce51" office:value-type="float" office:value="10" calcext:value-type="float">
            <text:p><text:s/>1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14142.460016835" calcext:value-type="float">
            <text:p><text:s/>614,142 <text:s/></text:p>
          </table:table-cell>
          <table:table-cell table:style-name="ce52" office:value-type="float" office:value="776757.238" calcext:value-type="float">
            <text:p><text:s/>776,757 <text:s/></text:p>
          </table:table-cell>
          <table:table-cell table:style-name="ce52" office:value-type="float" office:value="120217.169" calcext:value-type="float">
            <text:p><text:s/>120,21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0109595.229989" calcext:value-type="float">
            <text:p><text:s/>40,109,595 <text:s/></text:p>
          </table:table-cell>
          <table:table-cell table:style-name="ce57" office:value-type="float" office:value="19826.224911" calcext:value-type="float">
            <text:p><text:s/>19,826 <text:s/></text:p>
          </table:table-cell>
          <table:table-cell table:style-name="ce57" office:value-type="float" office:value="40089769.005078" calcext:value-type="float">
            <text:p><text:s/>40,089,769 <text:s/></text:p>
          </table:table-cell>
          <table:table-cell table:style-name="ce57" office:value-type="float" office:value="3377973.344114" calcext:value-type="float">
            <text:p><text:s/>3,377,973 <text:s/></text:p>
          </table:table-cell>
          <table:table-cell table:style-name="ce57" office:value-type="float" office:value="321295.34895" calcext:value-type="float">
            <text:p><text:s/>321,295 <text:s/></text:p>
          </table:table-cell>
          <table:table-cell table:style-name="ce57" office:value-type="float" office:value="266850.673012" calcext:value-type="float">
            <text:p><text:s/>266,8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4444.675938" calcext:value-type="float">
            <text:p><text:s/>54,445 <text:s/></text:p>
          </table:table-cell>
          <table:table-cell table:style-name="ce57" office:value-type="float" office:value="3056677.995164" calcext:value-type="float">
            <text:p><text:s/>3,056,67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9614968.065" calcext:value-type="float">
            <text:p><text:s/>39,614,9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9614968.065" calcext:value-type="float">
            <text:p><text:s/>39,614,96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2226.09045" calcext:value-type="float">
            <text:p><text:s/>72,22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72226.09045" calcext:value-type="float">
            <text:p><text:s/>72,22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94627.164989" calcext:value-type="float">
            <text:p><text:s/>494,627 <text:s/></text:p>
          </table:table-cell>
          <table:table-cell table:style-name="ce57" office:value-type="float" office:value="19826.224911" calcext:value-type="float">
            <text:p><text:s/>19,826 <text:s/></text:p>
          </table:table-cell>
          <table:table-cell table:style-name="ce57" office:value-type="float" office:value="474800.940078" calcext:value-type="float">
            <text:p><text:s/>474,801 <text:s/></text:p>
          </table:table-cell>
          <table:table-cell table:style-name="ce57" office:value-type="float" office:value="3305747.253664" calcext:value-type="float">
            <text:p><text:s/>3,305,747 <text:s/></text:p>
          </table:table-cell>
          <table:table-cell table:style-name="ce57" office:value-type="float" office:value="321295.34895" calcext:value-type="float">
            <text:p><text:s/>321,295 <text:s/></text:p>
          </table:table-cell>
          <table:table-cell table:style-name="ce57" office:value-type="float" office:value="266850.673012" calcext:value-type="float">
            <text:p><text:s/>266,8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4444.675938" calcext:value-type="float">
            <text:p><text:s/>54,445 <text:s/></text:p>
          </table:table-cell>
          <table:table-cell table:style-name="ce57" office:value-type="float" office:value="2984451.904714" calcext:value-type="float">
            <text:p><text:s/>2,984,45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7612.801494" calcext:value-type="float">
            <text:p><text:s/>117,61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17612.801494" calcext:value-type="float">
            <text:p><text:s/>117,613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7612.801494" calcext:value-type="float">
            <text:p><text:s/>117,6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17612.801494" calcext:value-type="float">
            <text:p><text:s/>117,613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088350.767" calcext:value-type="float">
            <text:p><text:s/>4,088,35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457" calcext:value-type="float">
            <text:p><text:s/>1,457 <text:s/></text:p>
          </table:table-cell>
          <table:table-cell table:style-name="ce49" office:value-type="float" office:value="276074.732" calcext:value-type="float">
            <text:p><text:s/>276,075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9870497.8" calcext:value-type="float">
            <text:p><text:s/>39,870,4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9870497.8" calcext:value-type="float">
            <text:p><text:s/>39,870,498 <text:s/></text:p>
          </table:table-cell>
          <table:table-cell table:style-name="ce51" office:value-type="float" office:value="4088350.767" calcext:value-type="float">
            <text:p><text:s/>4,088,35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457" calcext:value-type="float">
            <text:p><text:s/>1,457 <text:s/></text:p>
          </table:table-cell>
          <table:table-cell table:style-name="ce51" office:value-type="float" office:value="276074.732" calcext:value-type="float">
            <text:p><text:s/>276,07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4672.692" calcext:value-type="float">
            <text:p><text:s/>24,67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870497.8" calcext:value-type="float">
            <text:p><text:s/>39,870,498 <text:s/></text:p>
          </table:table-cell>
          <table:table-cell table:style-name="ce50" office:value-type="float" office:value="7999017.488" calcext:value-type="float">
            <text:p><text:s/>7,999,0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7" calcext:value-type="float">
            <text:p><text:s/>1,457 <text:s/></text:p>
          </table:table-cell>
          <table:table-cell table:style-name="ce50" office:value-type="float" office:value="276074.732" calcext:value-type="float">
            <text:p><text:s/>276,07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9870497.8" calcext:value-type="float">
            <text:p><text:s/>39,870,498 <text:s/></text:p>
          </table:table-cell>
          <table:table-cell table:style-name="ce50" office:value-type="float" office:value="7999017.488" calcext:value-type="float">
            <text:p><text:s/>7,999,0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4343.096" calcext:value-type="float">
            <text:p><text:s/>264,3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7" calcext:value-type="float">
            <text:p><text:s/>1,457 <text:s/></text:p>
          </table:table-cell>
          <table:table-cell table:style-name="ce50" office:value-type="float" office:value="11731.636" calcext:value-type="float">
            <text:p><text:s/>11,73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10666.721" calcext:value-type="float">
            <text:p><text:s/>3,910,6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5530125.535" calcext:value-type="float">
            <text:p><text:s/>235,530,12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10666.721" calcext:value-type="float">
            <text:p><text:s/>3,910,6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5530125.535" calcext:value-type="float">
            <text:p><text:s/>235,530,12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251215.331" calcext:value-type="float">
            <text:p><text:s/>20,251,21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0.672" calcext:value-type="float">
            <text:p><text:s/>1,42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798.476" calcext:value-type="float">
            <text:p><text:s/>83,79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83532.819" calcext:value-type="float">
            <text:p><text:s/>3,483,53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58810.648" calcext:value-type="float">
            <text:p><text:s/>9,458,81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86872.001" calcext:value-type="float">
            <text:p><text:s/>4,686,87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41316.181" calcext:value-type="float">
            <text:p><text:s/>1,841,31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95464.534" calcext:value-type="float">
            <text:p><text:s/>695,46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538676.815" calcext:value-type="float">
            <text:p><text:s/>9,538,67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05715560.697" calcext:value-type="float">
            <text:p><text:s/>205,715,56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05715560.697" calcext:value-type="float">
            <text:p><text:s/>205,715,5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501084.791" calcext:value-type="float">
            <text:p><text:s/>114,501,0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7480.96" calcext:value-type="float">
            <text:p><text:s/>367,4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65175.49" calcext:value-type="float">
            <text:p><text:s/>3,465,1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66541.856" calcext:value-type="float">
            <text:p><text:s/>7,066,5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1682.621" calcext:value-type="float">
            <text:p><text:s/>281,6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7316.618" calcext:value-type="float">
            <text:p><text:s/>467,3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79740.922" calcext:value-type="float">
            <text:p><text:s/>3,679,7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3087.827" calcext:value-type="float">
            <text:p><text:s/>523,0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193310.911" calcext:value-type="float">
            <text:p><text:s/>27,193,3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269815.407" calcext:value-type="float">
            <text:p><text:s/>17,269,8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85597.436" calcext:value-type="float">
            <text:p>( 85,59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5580106.304" calcext:value-type="float">
            <text:p>( 15,580,10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06419.955" calcext:value-type="float">
            <text:p><text:s/>6,806,4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47319.506" calcext:value-type="float">
            <text:p><text:s/>2,747,320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69756.043" calcext:value-type="float">
            <text:p><text:s/>369,7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44467.024" calcext:value-type="float">
            <text:p><text:s/>2,744,4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50600.553" calcext:value-type="float">
            <text:p><text:s/>950,60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346002.436" calcext:value-type="float">
            <text:p><text:s/>4,346,0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16425.974" calcext:value-type="float">
            <text:p><text:s/>5,216,4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03244.646" calcext:value-type="float">
            <text:p><text:s/>2,403,2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13181.328" calcext:value-type="float">
            <text:p><text:s/>2,813,1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24842.258" calcext:value-type="float">
            <text:p>( 424,842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1645300.489" calcext:value-type="float">
            <text:p>( 1,645,30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915250.743" calcext:value-type="float">
            <text:p><text:s/>14,915,2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830044.105" calcext:value-type="float">
            <text:p><text:s/>13,830,0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85206.638" calcext:value-type="float">
            <text:p><text:s/>1,085,2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79565.193" calcext:value-type="float">
            <text:p>( 579,56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91350.812" calcext:value-type="float">
            <text:p><text:s/>5,891,35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679052.305" calcext:value-type="float">
            <text:p><text:s/>1,679,0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923692.262" calcext:value-type="float">
            <text:p><text:s/>28,923,6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9611309.312" calcext:value-type="float">
            <text:p>( 19,611,30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56207.195" calcext:value-type="float">
            <text:p><text:s/>2,156,2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85336.848" calcext:value-type="float">
            <text:p><text:s/>885,3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3361.788" calcext:value-type="float">
            <text:p><text:s/>873,3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36003.328" calcext:value-type="float">
            <text:p><text:s/>2,336,0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8996.318" calcext:value-type="float">
            <text:p><text:s/>538,99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3076.178" calcext:value-type="float">
            <text:p><text:s/>593,0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1470.255" calcext:value-type="float">
            <text:p><text:s/>551,4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605.923" calcext:value-type="float">
            <text:p><text:s/>41,6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01903.368" calcext:value-type="float">
            <text:p><text:s/>2,601,9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47131.867" calcext:value-type="float">
            <text:p><text:s/>1,547,13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54771.501" calcext:value-type="float">
            <text:p><text:s/>1,054,7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555292.822" calcext:value-type="float">
            <text:p><text:s/>45,555,2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96878.802" calcext:value-type="float">
            <text:p><text:s/>6,296,8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1612.891" calcext:value-type="float">
            <text:p><text:s/>2,501,6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10557.893" calcext:value-type="float">
            <text:p><text:s/>1,110,5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1307.637" calcext:value-type="float">
            <text:p><text:s/>711,3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38386.603" calcext:value-type="float">
            <text:p><text:s/>1,438,3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52350.1" calcext:value-type="float">
            <text:p><text:s/>1,152,3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76020.99" calcext:value-type="float">
            <text:p><text:s/>976,0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45307.26" calcext:value-type="float">
            <text:p><text:s/>8,345,3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40074.45" calcext:value-type="float">
            <text:p><text:s/>5,140,07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7882796.196" calcext:value-type="float">
            <text:p><text:s/>17,882,796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2464203.538" calcext:value-type="float">
            <text:p><text:s/>42,464,2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9870497.8" calcext:value-type="float">
            <text:p><text:s/>39,870,498 <text:s/></text:p>
          </table:table-cell>
          <table:table-cell table:style-name="ce57" office:value-type="float" office:value="7999017.488" calcext:value-type="float">
            <text:p><text:s/>7,999,01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57" calcext:value-type="float">
            <text:p><text:s/>1,457 <text:s/></text:p>
          </table:table-cell>
          <table:table-cell table:style-name="ce57" office:value-type="float" office:value="276074.732" calcext:value-type="float">
            <text:p><text:s/>276,07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9870497.8" calcext:value-type="float">
            <text:p><text:s/>39,870,498 <text:s/></text:p>
          </table:table-cell>
          <table:table-cell table:style-name="ce57" office:value-type="float" office:value="7999017.488" calcext:value-type="float">
            <text:p><text:s/>7,999,017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264343.096" calcext:value-type="float">
            <text:p><text:s/>264,34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457" calcext:value-type="float">
            <text:p><text:s/>1,457 <text:s/></text:p>
          </table:table-cell>
          <table:table-cell table:style-name="ce57" office:value-type="float" office:value="11731.636" calcext:value-type="float">
            <text:p><text:s/>11,7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2400" calcext:value-type="float">
            <text:p><text:s/>102,400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2400" calcext:value-type="float">
            <text:p><text:s/>102,400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396364" calcext:value-type="float">
            <text:p><text:s/>17,396,364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396364" calcext:value-type="float">
            <text:p><text:s/>17,396,364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24846.8" calcext:value-type="float">
            <text:p><text:s/>4,624,847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24846.8" calcext:value-type="float">
            <text:p><text:s/>4,624,847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2400" calcext:value-type="float">
            <text:p><text:s/>102,400 <text:s/></text:p>
          </table:table-cell>
          <table:table-cell table:style-name="ce52" office:value-type="float" office:value="12771517.2" calcext:value-type="float">
            <text:p><text:s/>12,771,517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2400" calcext:value-type="float">
            <text:p><text:s/>102,400 <text:s/></text:p>
          </table:table-cell>
          <table:table-cell table:style-name="ce52" office:value-type="float" office:value="12771517.2" calcext:value-type="float">
            <text:p><text:s/>12,771,517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71517.2" calcext:value-type="float">
            <text:p><text:s/>12,771,517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2847.333333333" calcext:value-type="float">
            <text:p><text:s/>272,847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0819.666666667" calcext:value-type="float">
            <text:p><text:s/>600,820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198" calcext:value-type="float">
            <text:p><text:s/>232,198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21935.05" calcext:value-type="float">
            <text:p><text:s/>11,621,935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21935.05" calcext:value-type="float">
            <text:p><text:s/>11,621,935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8690.87" calcext:value-type="float">
            <text:p>( 78,691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1543244.18" calcext:value-type="float">
            <text:p>( 11,543,244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717.15" calcext:value-type="float">
            <text:p><text:s/>43,717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230.29" calcext:value-type="float">
            <text:p><text:s/>26,230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486.86" calcext:value-type="float">
            <text:p><text:s/>17,487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7486.86" calcext:value-type="float">
            <text:p>( 17,487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072" calcext:value-type="float">
            <text:p><text:s/>3,072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072" calcext:value-type="float">
            <text:p><text:s/>3,072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99328" calcext:value-type="float">
            <text:p><text:s/>99,328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